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4.71mm" svg:y="7.45mm">
            <draw:object draw:notify-on-update-of-ranges="Sheet1.A1:Sheet1.A42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501484.5" calcext:value-type="float">
            <text:p>501484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4156.5" calcext:value-type="float">
            <text:p>474156.5</text:p>
          </table:table-cell>
        </table:table-row>
        <table:table-row table:style-name="ro1">
          <table:table-cell office:value-type="float" office:value="470258.5" calcext:value-type="float">
            <text:p>470258.5</text:p>
          </table:table-cell>
        </table:table-row>
        <table:table-row table:style-name="ro1">
          <table:table-cell office:value-type="float" office:value="470258.5" calcext:value-type="float">
            <text:p>470258.5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64234" calcext:value-type="float">
            <text:p>464234</text:p>
          </table:table-cell>
        </table:table-row>
        <table:table-row table:style-name="ro1">
          <table:table-cell office:value-type="float" office:value="451622" calcext:value-type="float">
            <text:p>451622</text:p>
          </table:table-cell>
        </table:table-row>
        <table:table-row table:style-name="ro1">
          <table:table-cell office:value-type="float" office:value="451622" calcext:value-type="float">
            <text:p>451622</text:p>
          </table:table-cell>
        </table:table-row>
        <table:table-row table:style-name="ro1">
          <table:table-cell office:value-type="float" office:value="451622" calcext:value-type="float">
            <text:p>451622</text:p>
          </table:table-cell>
        </table:table-row>
        <table:table-row table:style-name="ro1">
          <table:table-cell office:value-type="float" office:value="439593" calcext:value-type="float">
            <text:p>439593</text:p>
          </table:table-cell>
        </table:table-row>
        <table:table-row table:style-name="ro1">
          <table:table-cell office:value-type="float" office:value="439593" calcext:value-type="float">
            <text:p>439593</text:p>
          </table:table-cell>
        </table:table-row>
        <table:table-row table:style-name="ro1">
          <table:table-cell office:value-type="float" office:value="439593" calcext:value-type="float">
            <text:p>439593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26668" calcext:value-type="float">
            <text:p>426668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3245" calcext:value-type="float">
            <text:p>403245</text:p>
          </table:table-cell>
        </table:table-row>
        <table:table-row table:style-name="ro1">
          <table:table-cell office:value-type="float" office:value="402469" calcext:value-type="float">
            <text:p>402469</text:p>
          </table:table-cell>
        </table:table-row>
        <table:table-row table:style-name="ro1">
          <table:table-cell office:value-type="float" office:value="391871" calcext:value-type="float">
            <text:p>391871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4764" calcext:value-type="float">
            <text:p>354764</text:p>
          </table:table-cell>
        </table:table-row>
        <table:table-row table:style-name="ro1">
          <table:table-cell office:value-type="float" office:value="352660" calcext:value-type="float">
            <text:p>352660</text:p>
          </table:table-cell>
        </table:table-row>
        <table:table-row table:style-name="ro1">
          <table:table-cell office:value-type="float" office:value="352660" calcext:value-type="float">
            <text:p>352660</text:p>
          </table:table-cell>
        </table:table-row>
        <table:table-row table:style-name="ro1">
          <table:table-cell office:value-type="float" office:value="352660" calcext:value-type="float">
            <text:p>352660</text:p>
          </table:table-cell>
        </table:table-row>
        <table:table-row table:style-name="ro1">
          <table:table-cell office:value-type="float" office:value="352498" calcext:value-type="float">
            <text:p>352498</text:p>
          </table:table-cell>
        </table:table-row>
        <table:table-row table:style-name="ro1">
          <table:table-cell office:value-type="float" office:value="351784" calcext:value-type="float">
            <text:p>351784</text:p>
          </table:table-cell>
        </table:table-row>
        <table:table-row table:style-name="ro1">
          <table:table-cell office:value-type="float" office:value="351784" calcext:value-type="float">
            <text:p>351784</text:p>
          </table:table-cell>
        </table:table-row>
        <table:table-row table:style-name="ro1">
          <table:table-cell office:value-type="float" office:value="348476" calcext:value-type="float">
            <text:p>348476</text:p>
          </table:table-cell>
        </table:table-row>
        <table:table-row table:style-name="ro1">
          <table:table-cell office:value-type="float" office:value="347044" calcext:value-type="float">
            <text:p>347044</text:p>
          </table:table-cell>
        </table:table-row>
        <table:table-row table:style-name="ro1">
          <table:table-cell office:value-type="float" office:value="346762" calcext:value-type="float">
            <text:p>346762</text:p>
          </table:table-cell>
        </table:table-row>
        <table:table-row table:style-name="ro1">
          <table:table-cell office:value-type="float" office:value="346762" calcext:value-type="float">
            <text:p>346762</text:p>
          </table:table-cell>
        </table:table-row>
        <table:table-row table:style-name="ro1">
          <table:table-cell office:value-type="float" office:value="345822" calcext:value-type="float">
            <text:p>345822</text:p>
          </table:table-cell>
        </table:table-row>
        <table:table-row table:style-name="ro1">
          <table:table-cell office:value-type="float" office:value="345822" calcext:value-type="float">
            <text:p>345822</text:p>
          </table:table-cell>
        </table:table-row>
        <table:table-row table:style-name="ro1">
          <table:table-cell office:value-type="float" office:value="345822" calcext:value-type="float">
            <text:p>345822</text:p>
          </table:table-cell>
        </table:table-row>
        <table:table-row table:style-name="ro1">
          <table:table-cell office:value-type="float" office:value="345822" calcext:value-type="float">
            <text:p>345822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4254" calcext:value-type="float">
            <text:p>344254</text:p>
          </table:table-cell>
        </table:table-row>
        <table:table-row table:style-name="ro1">
          <table:table-cell office:value-type="float" office:value="340048" calcext:value-type="float">
            <text:p>340048</text:p>
          </table:table-cell>
        </table:table-row>
        <table:table-row table:style-name="ro1">
          <table:table-cell office:value-type="float" office:value="340048" calcext:value-type="float">
            <text:p>340048</text:p>
          </table:table-cell>
        </table:table-row>
        <table:table-row table:style-name="ro1">
          <table:table-cell office:value-type="float" office:value="340048" calcext:value-type="float">
            <text:p>340048</text:p>
          </table:table-cell>
        </table:table-row>
        <table:table-row table:style-name="ro1">
          <table:table-cell office:value-type="float" office:value="340048" calcext:value-type="float">
            <text:p>340048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944" calcext:value-type="float">
            <text:p>33994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9134" calcext:value-type="float">
            <text:p>339134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516" calcext:value-type="float">
            <text:p>33751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7066" calcext:value-type="float">
            <text:p>33706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5806" calcext:value-type="float">
            <text:p>335806</text:p>
          </table:table-cell>
        </table:table-row>
        <table:table-row table:style-name="ro1">
          <table:table-cell office:value-type="float" office:value="333452" calcext:value-type="float">
            <text:p>333452</text:p>
          </table:table-cell>
        </table:table-row>
        <table:table-row table:style-name="ro1">
          <table:table-cell office:value-type="float" office:value="333432" calcext:value-type="float">
            <text:p>333432</text:p>
          </table:table-cell>
        </table:table-row>
        <table:table-row table:style-name="ro1">
          <table:table-cell office:value-type="float" office:value="331050" calcext:value-type="float">
            <text:p>331050</text:p>
          </table:table-cell>
        </table:table-row>
        <table:table-row table:style-name="ro1">
          <table:table-cell office:value-type="float" office:value="331050" calcext:value-type="float">
            <text:p>331050</text:p>
          </table:table-cell>
        </table:table-row>
        <table:table-row table:style-name="ro1">
          <table:table-cell office:value-type="float" office:value="331050" calcext:value-type="float">
            <text:p>331050</text:p>
          </table:table-cell>
        </table:table-row>
        <table:table-row table:style-name="ro1">
          <table:table-cell office:value-type="float" office:value="331050" calcext:value-type="float">
            <text:p>331050</text:p>
          </table:table-cell>
        </table:table-row>
        <table:table-row table:style-name="ro1">
          <table:table-cell office:value-type="float" office:value="327397" calcext:value-type="float">
            <text:p>327397</text:p>
          </table:table-cell>
        </table:table-row>
        <table:table-row table:style-name="ro1">
          <table:table-cell office:value-type="float" office:value="327397" calcext:value-type="float">
            <text:p>327397</text:p>
          </table:table-cell>
        </table:table-row>
        <table:table-row table:style-name="ro1">
          <table:table-cell office:value-type="float" office:value="327397" calcext:value-type="float">
            <text:p>327397</text:p>
          </table:table-cell>
        </table:table-row>
        <table:table-row table:style-name="ro1">
          <table:table-cell office:value-type="float" office:value="327397" calcext:value-type="float">
            <text:p>327397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24065" calcext:value-type="float">
            <text:p>324065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</table:table-row>
        <table:table-row table:style-name="ro1">
          <table:table-cell office:value-type="float" office:value="308859" calcext:value-type="float">
            <text:p>308859</text:p>
          </table:table-cell>
        </table:table-row>
        <table:table-row table:style-name="ro1">
          <table:table-cell office:value-type="float" office:value="303365" calcext:value-type="float">
            <text:p>303365</text:p>
          </table:table-cell>
        </table:table-row>
        <table:table-row table:style-name="ro1">
          <table:table-cell office:value-type="float" office:value="303365" calcext:value-type="float">
            <text:p>303365</text:p>
          </table:table-cell>
        </table:table-row>
        <table:table-row table:style-name="ro1">
          <table:table-cell office:value-type="float" office:value="303365" calcext:value-type="float">
            <text:p>303365</text:p>
          </table:table-cell>
        </table:table-row>
        <table:table-row table:style-name="ro1">
          <table:table-cell office:value-type="float" office:value="303365" calcext:value-type="float">
            <text:p>303365</text:p>
          </table:table-cell>
        </table:table-row>
        <table:table-row table:style-name="ro1">
          <table:table-cell office:value-type="float" office:value="303365" calcext:value-type="float">
            <text:p>303365</text:p>
          </table:table-cell>
        </table:table-row>
        <table:table-row table:style-name="ro1">
          <table:table-cell office:value-type="float" office:value="303365" calcext:value-type="float">
            <text:p>303365</text:p>
          </table:table-cell>
        </table:table-row>
        <table:table-row table:style-name="ro1">
          <table:table-cell office:value-type="float" office:value="302239" calcext:value-type="float">
            <text:p>302239</text:p>
          </table:table-cell>
        </table:table-row>
        <table:table-row table:style-name="ro1">
          <table:table-cell office:value-type="float" office:value="302239" calcext:value-type="float">
            <text:p>302239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5981" calcext:value-type="float">
            <text:p>295981</text:p>
          </table:table-cell>
        </table:table-row>
        <table:table-row table:style-name="ro1">
          <table:table-cell office:value-type="float" office:value="292637" calcext:value-type="float">
            <text:p>292637</text:p>
          </table:table-cell>
        </table:table-row>
        <table:table-row table:style-name="ro1">
          <table:table-cell office:value-type="float" office:value="292637" calcext:value-type="float">
            <text:p>292637</text:p>
          </table:table-cell>
        </table:table-row>
        <table:table-row table:style-name="ro1">
          <table:table-cell office:value-type="float" office:value="292637" calcext:value-type="float">
            <text:p>292637</text:p>
          </table:table-cell>
        </table:table-row>
        <table:table-row table:style-name="ro1">
          <table:table-cell office:value-type="float" office:value="292637" calcext:value-type="float">
            <text:p>292637</text:p>
          </table:table-cell>
        </table:table-row>
        <table:table-row table:style-name="ro1">
          <table:table-cell office:value-type="float" office:value="292637" calcext:value-type="float">
            <text:p>292637</text:p>
          </table:table-cell>
        </table:table-row>
        <table:table-row table:style-name="ro1">
          <table:table-cell office:value-type="float" office:value="292637" calcext:value-type="float">
            <text:p>292637</text:p>
          </table:table-cell>
        </table:table-row>
        <table:table-row table:style-name="ro1">
          <table:table-cell office:value-type="float" office:value="290285" calcext:value-type="float">
            <text:p>290285</text:p>
          </table:table-cell>
        </table:table-row>
        <table:table-row table:style-name="ro1">
          <table:table-cell office:value-type="float" office:value="290285" calcext:value-type="float">
            <text:p>290285</text:p>
          </table:table-cell>
        </table:table-row>
        <table:table-row table:style-name="ro1">
          <table:table-cell office:value-type="float" office:value="278479" calcext:value-type="float">
            <text:p>278479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8391" calcext:value-type="float">
            <text:p>278391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7549" calcext:value-type="float">
            <text:p>277549</text:p>
          </table:table-cell>
        </table:table-row>
        <table:table-row table:style-name="ro1">
          <table:table-cell office:value-type="float" office:value="274937" calcext:value-type="float">
            <text:p>274937</text:p>
          </table:table-cell>
        </table:table-row>
        <table:table-row table:style-name="ro1">
          <table:table-cell office:value-type="float" office:value="274937" calcext:value-type="float">
            <text:p>274937</text:p>
          </table:table-cell>
        </table:table-row>
        <table:table-row table:style-name="ro1">
          <table:table-cell office:value-type="float" office:value="274937" calcext:value-type="float">
            <text:p>274937</text:p>
          </table:table-cell>
        </table:table-row>
        <table:table-row table:style-name="ro1">
          <table:table-cell office:value-type="float" office:value="274937" calcext:value-type="float">
            <text:p>274937</text:p>
          </table:table-cell>
        </table:table-row>
        <table:table-row table:style-name="ro1">
          <table:table-cell office:value-type="float" office:value="274937" calcext:value-type="float">
            <text:p>274937</text:p>
          </table:table-cell>
        </table:table-row>
        <table:table-row table:style-name="ro1">
          <table:table-cell office:value-type="float" office:value="274937" calcext:value-type="float">
            <text:p>274937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3945" calcext:value-type="float">
            <text:p>273945</text:p>
          </table:table-cell>
        </table:table-row>
        <table:table-row table:style-name="ro1">
          <table:table-cell office:value-type="float" office:value="271507" calcext:value-type="float">
            <text:p>271507</text:p>
          </table:table-cell>
        </table:table-row>
        <table:table-row table:style-name="ro1">
          <table:table-cell office:value-type="float" office:value="271507" calcext:value-type="float">
            <text:p>271507</text:p>
          </table:table-cell>
        </table:table-row>
        <table:table-row table:style-name="ro1">
          <table:table-cell office:value-type="float" office:value="271507" calcext:value-type="float">
            <text:p>271507</text:p>
          </table:table-cell>
        </table:table-row>
        <table:table-row table:style-name="ro1">
          <table:table-cell office:value-type="float" office:value="271507" calcext:value-type="float">
            <text:p>271507</text:p>
          </table:table-cell>
        </table:table-row>
        <table:table-row table:style-name="ro1">
          <table:table-cell office:value-type="float" office:value="271507" calcext:value-type="float">
            <text:p>271507</text:p>
          </table:table-cell>
        </table:table-row>
        <table:table-row table:style-name="ro1">
          <table:table-cell office:value-type="float" office:value="269505" calcext:value-type="float">
            <text:p>269505</text:p>
          </table:table-cell>
        </table:table-row>
        <table:table-row table:style-name="ro1">
          <table:table-cell office:value-type="float" office:value="269505" calcext:value-type="float">
            <text:p>269505</text:p>
          </table:table-cell>
        </table:table-row>
        <table:table-row table:style-name="ro1">
          <table:table-cell office:value-type="float" office:value="266275" calcext:value-type="float">
            <text:p>266275</text:p>
          </table:table-cell>
        </table:table-row>
        <table:table-row table:style-name="ro1">
          <table:table-cell office:value-type="float" office:value="266275" calcext:value-type="float">
            <text:p>266275</text:p>
          </table:table-cell>
        </table:table-row>
        <table:table-row table:style-name="ro1">
          <table:table-cell office:value-type="float" office:value="266275" calcext:value-type="float">
            <text:p>266275</text:p>
          </table:table-cell>
        </table:table-row>
        <table:table-row table:style-name="ro1">
          <table:table-cell office:value-type="float" office:value="266275" calcext:value-type="float">
            <text:p>266275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6121" calcext:value-type="float">
            <text:p>266121</text:p>
          </table:table-cell>
        </table:table-row>
        <table:table-row table:style-name="ro1">
          <table:table-cell office:value-type="float" office:value="265397" calcext:value-type="float">
            <text:p>265397</text:p>
          </table:table-cell>
        </table:table-row>
        <table:table-row table:style-name="ro1">
          <table:table-cell office:value-type="float" office:value="265397" calcext:value-type="float">
            <text:p>265397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3229" calcext:value-type="float">
            <text:p>263229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93" calcext:value-type="float">
            <text:p>261093</text:p>
          </table:table-cell>
        </table:table-row>
        <table:table-row table:style-name="ro1">
          <table:table-cell office:value-type="float" office:value="261055" calcext:value-type="float">
            <text:p>261055</text:p>
          </table:table-cell>
        </table:table-row>
        <table:table-row table:style-name="ro1">
          <table:table-cell office:value-type="float" office:value="261055" calcext:value-type="float">
            <text:p>261055</text:p>
          </table:table-cell>
        </table:table-row>
        <table:table-row table:style-name="ro1">
          <table:table-cell office:value-type="float" office:value="258707" calcext:value-type="float">
            <text:p>258707</text:p>
          </table:table-cell>
        </table:table-row>
        <table:table-row table:style-name="ro1">
          <table:table-cell office:value-type="float" office:value="258707" calcext:value-type="float">
            <text:p>258707</text:p>
          </table:table-cell>
        </table:table-row>
        <table:table-row table:style-name="ro1">
          <table:table-cell office:value-type="float" office:value="258707" calcext:value-type="float">
            <text:p>258707</text:p>
          </table:table-cell>
        </table:table-row>
        <table:table-row table:style-name="ro1">
          <table:table-cell office:value-type="float" office:value="258707" calcext:value-type="float">
            <text:p>258707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503" calcext:value-type="float">
            <text:p>257503</text:p>
          </table:table-cell>
        </table:table-row>
        <table:table-row table:style-name="ro1">
          <table:table-cell office:value-type="float" office:value="257045" calcext:value-type="float">
            <text:p>257045</text:p>
          </table:table-cell>
        </table:table-row>
        <table:table-row table:style-name="ro1">
          <table:table-cell office:value-type="float" office:value="257045" calcext:value-type="float">
            <text:p>257045</text:p>
          </table:table-cell>
        </table:table-row>
        <table:table-row table:style-name="ro1">
          <table:table-cell office:value-type="float" office:value="257045" calcext:value-type="float">
            <text:p>257045</text:p>
          </table:table-cell>
        </table:table-row>
        <table:table-row table:style-name="ro1">
          <table:table-cell office:value-type="float" office:value="257045" calcext:value-type="float">
            <text:p>257045</text:p>
          </table:table-cell>
        </table:table-row>
        <table:table-row table:style-name="ro1">
          <table:table-cell office:value-type="float" office:value="257045" calcext:value-type="float">
            <text:p>257045</text:p>
          </table:table-cell>
        </table:table-row>
        <table:table-row table:style-name="ro1">
          <table:table-cell office:value-type="float" office:value="255433" calcext:value-type="float">
            <text:p>255433</text:p>
          </table:table-cell>
        </table:table-row>
        <table:table-row table:style-name="ro1">
          <table:table-cell office:value-type="float" office:value="255433" calcext:value-type="float">
            <text:p>255433</text:p>
          </table:table-cell>
        </table:table-row>
        <table:table-row table:style-name="ro1">
          <table:table-cell office:value-type="float" office:value="254793" calcext:value-type="float">
            <text:p>254793</text:p>
          </table:table-cell>
        </table:table-row>
        <table:table-row table:style-name="ro1">
          <table:table-cell office:value-type="float" office:value="253819" calcext:value-type="float">
            <text:p>253819</text:p>
          </table:table-cell>
        </table:table-row>
        <table:table-row table:style-name="ro1">
          <table:table-cell office:value-type="float" office:value="253819" calcext:value-type="float">
            <text:p>253819</text:p>
          </table:table-cell>
        </table:table-row>
        <table:table-row table:style-name="ro1">
          <table:table-cell office:value-type="float" office:value="253289" calcext:value-type="float">
            <text:p>253289</text:p>
          </table:table-cell>
        </table:table-row>
        <table:table-row table:style-name="ro1">
          <table:table-cell office:value-type="float" office:value="253289" calcext:value-type="float">
            <text:p>253289</text:p>
          </table:table-cell>
        </table:table-row>
        <table:table-row table:style-name="ro1">
          <table:table-cell office:value-type="float" office:value="251753" calcext:value-type="float">
            <text:p>251753</text:p>
          </table:table-cell>
        </table:table-row>
        <table:table-row table:style-name="ro1">
          <table:table-cell office:value-type="float" office:value="251753" calcext:value-type="float">
            <text:p>251753</text:p>
          </table:table-cell>
        </table:table-row>
        <table:table-row table:style-name="ro1">
          <table:table-cell office:value-type="float" office:value="249781" calcext:value-type="float">
            <text:p>249781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8029" calcext:value-type="float">
            <text:p>248029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6411" calcext:value-type="float">
            <text:p>246411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969.5" calcext:value-type="float">
            <text:p>242969.5</text:p>
          </table:table-cell>
        </table:table-row>
        <table:table-row table:style-name="ro1">
          <table:table-cell office:value-type="float" office:value="242413.5" calcext:value-type="float">
            <text:p>242413.5</text:p>
          </table:table-cell>
        </table:table-row>
        <table:table-row table:style-name="ro1">
          <table:table-cell office:value-type="float" office:value="242413.5" calcext:value-type="float">
            <text:p>242413.5</text:p>
          </table:table-cell>
        </table:table-row>
        <table:table-row table:style-name="ro1">
          <table:table-cell office:value-type="float" office:value="237775.5" calcext:value-type="float">
            <text:p>237775.5</text:p>
          </table:table-cell>
        </table:table-row>
        <table:table-row table:style-name="ro1">
          <table:table-cell office:value-type="float" office:value="237775.5" calcext:value-type="float">
            <text:p>237775.5</text:p>
          </table:table-cell>
        </table:table-row>
        <table:table-row table:style-name="ro1">
          <table:table-cell office:value-type="float" office:value="237775.5" calcext:value-type="float">
            <text:p>237775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733.5" calcext:value-type="float">
            <text:p>232733.5</text:p>
          </table:table-cell>
        </table:table-row>
        <table:table-row table:style-name="ro1">
          <table:table-cell office:value-type="float" office:value="232339.5" calcext:value-type="float">
            <text:p>232339.5</text:p>
          </table:table-cell>
        </table:table-row>
        <table:table-row table:style-name="ro1">
          <table:table-cell office:value-type="float" office:value="232339.5" calcext:value-type="float">
            <text:p>232339.5</text:p>
          </table:table-cell>
        </table:table-row>
        <table:table-row table:style-name="ro1">
          <table:table-cell office:value-type="float" office:value="232339.5" calcext:value-type="float">
            <text:p>232339.5</text:p>
          </table:table-cell>
        </table:table-row>
        <table:table-row table:style-name="ro1">
          <table:table-cell office:value-type="float" office:value="232339.5" calcext:value-type="float">
            <text:p>232339.5</text:p>
          </table:table-cell>
        </table:table-row>
        <table:table-row table:style-name="ro1">
          <table:table-cell office:value-type="float" office:value="232339.5" calcext:value-type="float">
            <text:p>232339.5</text:p>
          </table:table-cell>
        </table:table-row>
        <table:table-row table:style-name="ro1">
          <table:table-cell office:value-type="float" office:value="232339.5" calcext:value-type="float">
            <text:p>232339.5</text:p>
          </table:table-cell>
        </table:table-row>
        <table:table-row table:style-name="ro1">
          <table:table-cell office:value-type="float" office:value="228743.5" calcext:value-type="float">
            <text:p>228743.5</text:p>
          </table:table-cell>
        </table:table-row>
        <table:table-row table:style-name="ro1">
          <table:table-cell office:value-type="float" office:value="228743.5" calcext:value-type="float">
            <text:p>228743.5</text:p>
          </table:table-cell>
        </table:table-row>
        <table:table-row table:style-name="ro1">
          <table:table-cell office:value-type="float" office:value="228743.5" calcext:value-type="float">
            <text:p>228743.5</text:p>
          </table:table-cell>
        </table:table-row>
        <table:table-row table:style-name="ro1">
          <table:table-cell office:value-type="float" office:value="228743.5" calcext:value-type="float">
            <text:p>228743.5</text:p>
          </table:table-cell>
        </table:table-row>
        <table:table-row table:style-name="ro1">
          <table:table-cell office:value-type="float" office:value="228743.5" calcext:value-type="float">
            <text:p>228743.5</text:p>
          </table:table-cell>
        </table:table-row>
        <table:table-row table:style-name="ro1">
          <table:table-cell office:value-type="float" office:value="228743.5" calcext:value-type="float">
            <text:p>228743.5</text:p>
          </table:table-cell>
        </table:table-row>
        <table:table-row table:style-name="ro1">
          <table:table-cell office:value-type="float" office:value="228449.5" calcext:value-type="float">
            <text:p>228449.5</text:p>
          </table:table-cell>
        </table:table-row>
        <table:table-row table:style-name="ro1">
          <table:table-cell office:value-type="float" office:value="228449.5" calcext:value-type="float">
            <text:p>228449.5</text:p>
          </table:table-cell>
        </table:table-row>
        <table:table-row table:style-name="ro1">
          <table:table-cell office:value-type="float" office:value="228449.5" calcext:value-type="float">
            <text:p>228449.5</text:p>
          </table:table-cell>
        </table:table-row>
        <table:table-row table:style-name="ro1">
          <table:table-cell office:value-type="float" office:value="228449.5" calcext:value-type="float">
            <text:p>228449.5</text:p>
          </table:table-cell>
        </table:table-row>
        <table:table-row table:style-name="ro1">
          <table:table-cell office:value-type="float" office:value="226407.5" calcext:value-type="float">
            <text:p>226407.5</text:p>
          </table:table-cell>
        </table:table-row>
        <table:table-row table:style-name="ro1">
          <table:table-cell office:value-type="float" office:value="225937.5" calcext:value-type="float">
            <text:p>225937.5</text:p>
          </table:table-cell>
        </table:table-row>
        <table:table-row table:style-name="ro1">
          <table:table-cell office:value-type="float" office:value="225937.5" calcext:value-type="float">
            <text:p>225937.5</text:p>
          </table:table-cell>
        </table:table-row>
        <table:table-row table:style-name="ro1">
          <table:table-cell office:value-type="float" office:value="225297.5" calcext:value-type="float">
            <text:p>225297.5</text:p>
          </table:table-cell>
        </table:table-row>
        <table:table-row table:style-name="ro1">
          <table:table-cell office:value-type="float" office:value="225133.5" calcext:value-type="float">
            <text:p>225133.5</text:p>
          </table:table-cell>
        </table:table-row>
        <table:table-row table:style-name="ro1">
          <table:table-cell office:value-type="float" office:value="224093.5" calcext:value-type="float">
            <text:p>224093.5</text:p>
          </table:table-cell>
        </table:table-row>
        <table:table-row table:style-name="ro1">
          <table:table-cell office:value-type="float" office:value="224093.5" calcext:value-type="float">
            <text:p>224093.5</text:p>
          </table:table-cell>
        </table:table-row>
        <table:table-row table:style-name="ro1">
          <table:table-cell office:value-type="float" office:value="224093.5" calcext:value-type="float">
            <text:p>224093.5</text:p>
          </table:table-cell>
        </table:table-row>
        <table:table-row table:style-name="ro1">
          <table:table-cell office:value-type="float" office:value="224093.5" calcext:value-type="float">
            <text:p>224093.5</text:p>
          </table:table-cell>
        </table:table-row>
        <table:table-row table:style-name="ro1">
          <table:table-cell office:value-type="float" office:value="224038.5" calcext:value-type="float">
            <text:p>224038.5</text:p>
          </table:table-cell>
        </table:table-row>
        <table:table-row table:style-name="ro1">
          <table:table-cell office:value-type="float" office:value="224038.5" calcext:value-type="float">
            <text:p>224038.5</text:p>
          </table:table-cell>
        </table:table-row>
        <table:table-row table:style-name="ro1">
          <table:table-cell office:value-type="float" office:value="224038.5" calcext:value-type="float">
            <text:p>224038.5</text:p>
          </table:table-cell>
        </table:table-row>
        <table:table-row table:style-name="ro1">
          <table:table-cell office:value-type="float" office:value="221091.5" calcext:value-type="float">
            <text:p>221091.5</text:p>
          </table:table-cell>
        </table:table-row>
        <table:table-row table:style-name="ro1">
          <table:table-cell office:value-type="float" office:value="221091.5" calcext:value-type="float">
            <text:p>221091.5</text:p>
          </table:table-cell>
        </table:table-row>
        <table:table-row table:style-name="ro1">
          <table:table-cell office:value-type="float" office:value="221091.5" calcext:value-type="float">
            <text:p>221091.5</text:p>
          </table:table-cell>
        </table:table-row>
        <table:table-row table:style-name="ro1">
          <table:table-cell office:value-type="float" office:value="211342.5" calcext:value-type="float">
            <text:p>211342.5</text:p>
          </table:table-cell>
        </table:table-row>
        <table:table-row table:style-name="ro1">
          <table:table-cell office:value-type="float" office:value="211342.5" calcext:value-type="float">
            <text:p>211342.5</text:p>
          </table:table-cell>
        </table:table-row>
        <table:table-row table:style-name="ro1">
          <table:table-cell office:value-type="float" office:value="211342.5" calcext:value-type="float">
            <text:p>211342.5</text:p>
          </table:table-cell>
        </table:table-row>
        <table:table-row table:style-name="ro1">
          <table:table-cell office:value-type="float" office:value="208463.5" calcext:value-type="float">
            <text:p>208463.5</text:p>
          </table:table-cell>
        </table:table-row>
        <table:table-row table:style-name="ro1">
          <table:table-cell office:value-type="float" office:value="208463.5" calcext:value-type="float">
            <text:p>208463.5</text:p>
          </table:table-cell>
        </table:table-row>
        <table:table-row table:style-name="ro1">
          <table:table-cell office:value-type="float" office:value="208255.5" calcext:value-type="float">
            <text:p>208255.5</text:p>
          </table:table-cell>
        </table:table-row>
        <table:table-row table:style-name="ro1">
          <table:table-cell office:value-type="float" office:value="208255.5" calcext:value-type="float">
            <text:p>208255.5</text:p>
          </table:table-cell>
        </table:table-row>
        <table:table-row table:style-name="ro1">
          <table:table-cell office:value-type="float" office:value="206933.5" calcext:value-type="float">
            <text:p>206933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329.5" calcext:value-type="float">
            <text:p>20532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5139.5" calcext:value-type="float">
            <text:p>205139.5</text:p>
          </table:table-cell>
        </table:table-row>
        <table:table-row table:style-name="ro1">
          <table:table-cell office:value-type="float" office:value="204205.5" calcext:value-type="float">
            <text:p>204205.5</text:p>
          </table:table-cell>
        </table:table-row>
        <table:table-row table:style-name="ro1">
          <table:table-cell office:value-type="float" office:value="204205.5" calcext:value-type="float">
            <text:p>204205.5</text:p>
          </table:table-cell>
        </table:table-row>
        <table:table-row table:style-name="ro1">
          <table:table-cell office:value-type="float" office:value="204205.5" calcext:value-type="float">
            <text:p>204205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3277.5" calcext:value-type="float">
            <text:p>203277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2083.5" calcext:value-type="float">
            <text:p>202083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201065.5" calcext:value-type="float">
            <text:p>201065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6589.5" calcext:value-type="float">
            <text:p>196589.5</text:p>
          </table:table-cell>
        </table:table-row>
        <table:table-row table:style-name="ro1">
          <table:table-cell office:value-type="float" office:value="194637.5" calcext:value-type="float">
            <text:p>194637.5</text:p>
          </table:table-cell>
        </table:table-row>
        <table:table-row table:style-name="ro1">
          <table:table-cell office:value-type="float" office:value="194637.5" calcext:value-type="float">
            <text:p>194637.5</text:p>
          </table:table-cell>
        </table:table-row>
        <table:table-row table:style-name="ro1">
          <table:table-cell office:value-type="float" office:value="194637.5" calcext:value-type="float">
            <text:p>194637.5</text:p>
          </table:table-cell>
        </table:table-row>
        <table:table-row table:style-name="ro1">
          <table:table-cell office:value-type="float" office:value="194637.5" calcext:value-type="float">
            <text:p>194637.5</text:p>
          </table:table-cell>
        </table:table-row>
        <table:table-row table:style-name="ro1">
          <table:table-cell office:value-type="float" office:value="194637.5" calcext:value-type="float">
            <text:p>19463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2497.5" calcext:value-type="float">
            <text:p>192497.5</text:p>
          </table:table-cell>
        </table:table-row>
        <table:table-row table:style-name="ro1">
          <table:table-cell office:value-type="float" office:value="191625.5" calcext:value-type="float">
            <text:p>191625.5</text:p>
          </table:table-cell>
        </table:table-row>
        <table:table-row table:style-name="ro1">
          <table:table-cell office:value-type="float" office:value="191625.5" calcext:value-type="float">
            <text:p>191625.5</text:p>
          </table:table-cell>
        </table:table-row>
        <table:table-row table:style-name="ro1">
          <table:table-cell office:value-type="float" office:value="191625.5" calcext:value-type="float">
            <text:p>191625.5</text:p>
          </table:table-cell>
        </table:table-row>
        <table:table-row table:style-name="ro1">
          <table:table-cell office:value-type="float" office:value="191625.5" calcext:value-type="float">
            <text:p>191625.5</text:p>
          </table:table-cell>
        </table:table-row>
        <table:table-row table:style-name="ro1">
          <table:table-cell office:value-type="float" office:value="191625.5" calcext:value-type="float">
            <text:p>191625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319.5" calcext:value-type="float">
            <text:p>188319.5</text:p>
          </table:table-cell>
        </table:table-row>
        <table:table-row table:style-name="ro1">
          <table:table-cell office:value-type="float" office:value="188299.5" calcext:value-type="float">
            <text:p>188299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7385.5" calcext:value-type="float">
            <text:p>187385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6887.5" calcext:value-type="float">
            <text:p>18688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5767.5" calcext:value-type="float">
            <text:p>185767.5</text:p>
          </table:table-cell>
        </table:table-row>
        <table:table-row table:style-name="ro1">
          <table:table-cell office:value-type="float" office:value="184767.5" calcext:value-type="float">
            <text:p>184767.5</text:p>
          </table:table-cell>
        </table:table-row>
        <table:table-row table:style-name="ro1">
          <table:table-cell office:value-type="float" office:value="184767.5" calcext:value-type="float">
            <text:p>184767.5</text:p>
          </table:table-cell>
        </table:table-row>
        <table:table-row table:style-name="ro1">
          <table:table-cell office:value-type="float" office:value="184767.5" calcext:value-type="float">
            <text:p>184767.5</text:p>
          </table:table-cell>
        </table:table-row>
        <table:table-row table:style-name="ro1">
          <table:table-cell office:value-type="float" office:value="184767.5" calcext:value-type="float">
            <text:p>184767.5</text:p>
          </table:table-cell>
        </table:table-row>
        <table:table-row table:style-name="ro1">
          <table:table-cell office:value-type="float" office:value="184767.5" calcext:value-type="float">
            <text:p>184767.5</text:p>
          </table:table-cell>
        </table:table-row>
        <table:table-row table:style-name="ro1">
          <table:table-cell office:value-type="float" office:value="184767.5" calcext:value-type="float">
            <text:p>184767.5</text:p>
          </table:table-cell>
        </table:table-row>
        <table:table-row table:style-name="ro1">
          <table:table-cell office:value-type="float" office:value="180811.5" calcext:value-type="float">
            <text:p>180811.5</text:p>
          </table:table-cell>
        </table:table-row>
        <table:table-row table:style-name="ro1">
          <table:table-cell office:value-type="float" office:value="180811.5" calcext:value-type="float">
            <text:p>180811.5</text:p>
          </table:table-cell>
        </table:table-row>
        <table:table-row table:style-name="ro1">
          <table:table-cell office:value-type="float" office:value="180811.5" calcext:value-type="float">
            <text:p>180811.5</text:p>
          </table:table-cell>
        </table:table-row>
        <table:table-row table:style-name="ro1">
          <table:table-cell office:value-type="float" office:value="180811.5" calcext:value-type="float">
            <text:p>180811.5</text:p>
          </table:table-cell>
        </table:table-row>
        <table:table-row table:style-name="ro1">
          <table:table-cell office:value-type="float" office:value="180811.5" calcext:value-type="float">
            <text:p>180811.5</text:p>
          </table:table-cell>
        </table:table-row>
        <table:table-row table:style-name="ro1">
          <table:table-cell office:value-type="float" office:value="180811.5" calcext:value-type="float">
            <text:p>180811.5</text:p>
          </table:table-cell>
        </table:table-row>
        <table:table-row table:style-name="ro1">
          <table:table-cell office:value-type="float" office:value="177159.5" calcext:value-type="float">
            <text:p>177159.5</text:p>
          </table:table-cell>
        </table:table-row>
        <table:table-row table:style-name="ro1">
          <table:table-cell office:value-type="float" office:value="177159.5" calcext:value-type="float">
            <text:p>177159.5</text:p>
          </table:table-cell>
        </table:table-row>
        <table:table-row table:style-name="ro1">
          <table:table-cell office:value-type="float" office:value="177159.5" calcext:value-type="float">
            <text:p>177159.5</text:p>
          </table:table-cell>
        </table:table-row>
        <table:table-row table:style-name="ro1">
          <table:table-cell office:value-type="float" office:value="174441.5" calcext:value-type="float">
            <text:p>174441.5</text:p>
          </table:table-cell>
        </table:table-row>
        <table:table-row table:style-name="ro1">
          <table:table-cell office:value-type="float" office:value="174441.5" calcext:value-type="float">
            <text:p>174441.5</text:p>
          </table:table-cell>
        </table:table-row>
        <table:table-row table:style-name="ro1">
          <table:table-cell office:value-type="float" office:value="174441.5" calcext:value-type="float">
            <text:p>174441.5</text:p>
          </table:table-cell>
        </table:table-row>
        <table:table-row table:style-name="ro1">
          <table:table-cell office:value-type="float" office:value="174441.5" calcext:value-type="float">
            <text:p>174441.5</text:p>
          </table:table-cell>
        </table:table-row>
        <table:table-row table:style-name="ro1">
          <table:table-cell office:value-type="float" office:value="173957.5" calcext:value-type="float">
            <text:p>173957.5</text:p>
          </table:table-cell>
        </table:table-row>
        <table:table-row table:style-name="ro1">
          <table:table-cell office:value-type="float" office:value="173957.5" calcext:value-type="float">
            <text:p>173957.5</text:p>
          </table:table-cell>
        </table:table-row>
        <table:table-row table:style-name="ro1">
          <table:table-cell office:value-type="float" office:value="173957.5" calcext:value-type="float">
            <text:p>173957.5</text:p>
          </table:table-cell>
        </table:table-row>
        <table:table-row table:style-name="ro1">
          <table:table-cell office:value-type="float" office:value="173957.5" calcext:value-type="float">
            <text:p>173957.5</text:p>
          </table:table-cell>
        </table:table-row>
        <table:table-row table:style-name="ro1">
          <table:table-cell office:value-type="float" office:value="173957.5" calcext:value-type="float">
            <text:p>173957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863.5" calcext:value-type="float">
            <text:p>171863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640.5" calcext:value-type="float">
            <text:p>171640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1272.5" calcext:value-type="float">
            <text:p>17127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70512.5" calcext:value-type="float">
            <text:p>170512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8670.5" calcext:value-type="float">
            <text:p>168670.5</text:p>
          </table:table-cell>
        </table:table-row>
        <table:table-row table:style-name="ro1">
          <table:table-cell office:value-type="float" office:value="167970.5" calcext:value-type="float">
            <text:p>167970.5</text:p>
          </table:table-cell>
        </table:table-row>
        <table:table-row table:style-name="ro1">
          <table:table-cell office:value-type="float" office:value="167970.5" calcext:value-type="float">
            <text:p>167970.5</text:p>
          </table:table-cell>
        </table:table-row>
        <table:table-row table:style-name="ro1">
          <table:table-cell office:value-type="float" office:value="167970.5" calcext:value-type="float">
            <text:p>167970.5</text:p>
          </table:table-cell>
        </table:table-row>
        <table:table-row table:style-name="ro1">
          <table:table-cell office:value-type="float" office:value="167970.5" calcext:value-type="float">
            <text:p>167970.5</text:p>
          </table:table-cell>
        </table:table-row>
        <table:table-row table:style-name="ro1">
          <table:table-cell office:value-type="float" office:value="167970.5" calcext:value-type="float">
            <text:p>167970.5</text:p>
          </table:table-cell>
        </table:table-row>
        <table:table-row table:style-name="ro1">
          <table:table-cell office:value-type="float" office:value="167970.5" calcext:value-type="float">
            <text:p>167970.5</text:p>
          </table:table-cell>
        </table:table-row>
        <table:table-row table:style-name="ro1">
          <table:table-cell office:value-type="float" office:value="166318.5" calcext:value-type="float">
            <text:p>166318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6060.5" calcext:value-type="float">
            <text:p>16606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920.5" calcext:value-type="float">
            <text:p>163920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3868.5" calcext:value-type="float">
            <text:p>163868.5</text:p>
          </table:table-cell>
        </table:table-row>
        <table:table-row table:style-name="ro1">
          <table:table-cell office:value-type="float" office:value="162924.5" calcext:value-type="float">
            <text:p>162924.5</text:p>
          </table:table-cell>
        </table:table-row>
        <table:table-row table:style-name="ro1">
          <table:table-cell office:value-type="float" office:value="162924.5" calcext:value-type="float">
            <text:p>162924.5</text:p>
          </table:table-cell>
        </table:table-row>
        <table:table-row table:style-name="ro1">
          <table:table-cell office:value-type="float" office:value="162924.5" calcext:value-type="float">
            <text:p>162924.5</text:p>
          </table:table-cell>
        </table:table-row>
        <table:table-row table:style-name="ro1">
          <table:table-cell office:value-type="float" office:value="162924.5" calcext:value-type="float">
            <text:p>162924.5</text:p>
          </table:table-cell>
        </table:table-row>
        <table:table-row table:style-name="ro1">
          <table:table-cell office:value-type="float" office:value="162924.5" calcext:value-type="float">
            <text:p>162924.5</text:p>
          </table:table-cell>
        </table:table-row>
        <table:table-row table:style-name="ro1">
          <table:table-cell office:value-type="float" office:value="162870.5" calcext:value-type="float">
            <text:p>162870.5</text:p>
          </table:table-cell>
        </table:table-row>
        <table:table-row table:style-name="ro1">
          <table:table-cell office:value-type="float" office:value="162870.5" calcext:value-type="float">
            <text:p>162870.5</text:p>
          </table:table-cell>
        </table:table-row>
        <table:table-row table:style-name="ro1">
          <table:table-cell office:value-type="float" office:value="162870.5" calcext:value-type="float">
            <text:p>162870.5</text:p>
          </table:table-cell>
        </table:table-row>
        <table:table-row table:style-name="ro1">
          <table:table-cell office:value-type="float" office:value="161745.5" calcext:value-type="float">
            <text:p>161745.5</text:p>
          </table:table-cell>
        </table:table-row>
        <table:table-row table:style-name="ro1">
          <table:table-cell office:value-type="float" office:value="161745.5" calcext:value-type="float">
            <text:p>161745.5</text:p>
          </table:table-cell>
        </table:table-row>
        <table:table-row table:style-name="ro1">
          <table:table-cell office:value-type="float" office:value="161745.5" calcext:value-type="float">
            <text:p>161745.5</text:p>
          </table:table-cell>
        </table:table-row>
        <table:table-row table:style-name="ro1">
          <table:table-cell office:value-type="float" office:value="161745.5" calcext:value-type="float">
            <text:p>161745.5</text:p>
          </table:table-cell>
        </table:table-row>
        <table:table-row table:style-name="ro1">
          <table:table-cell office:value-type="float" office:value="160313.5" calcext:value-type="float">
            <text:p>160313.5</text:p>
          </table:table-cell>
        </table:table-row>
        <table:table-row table:style-name="ro1">
          <table:table-cell office:value-type="float" office:value="160313.5" calcext:value-type="float">
            <text:p>160313.5</text:p>
          </table:table-cell>
        </table:table-row>
        <table:table-row table:style-name="ro1">
          <table:table-cell office:value-type="float" office:value="160313.5" calcext:value-type="float">
            <text:p>160313.5</text:p>
          </table:table-cell>
        </table:table-row>
        <table:table-row table:style-name="ro1">
          <table:table-cell office:value-type="float" office:value="160313.5" calcext:value-type="float">
            <text:p>160313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7187.5" calcext:value-type="float">
            <text:p>157187.5</text:p>
          </table:table-cell>
        </table:table-row>
        <table:table-row table:style-name="ro1">
          <table:table-cell office:value-type="float" office:value="156455.5" calcext:value-type="float">
            <text:p>156455.5</text:p>
          </table:table-cell>
        </table:table-row>
        <table:table-row table:style-name="ro1">
          <table:table-cell office:value-type="float" office:value="156455.5" calcext:value-type="float">
            <text:p>156455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6149.5" calcext:value-type="float">
            <text:p>156149.5</text:p>
          </table:table-cell>
        </table:table-row>
        <table:table-row table:style-name="ro1">
          <table:table-cell office:value-type="float" office:value="155963.5" calcext:value-type="float">
            <text:p>15596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4393.5" calcext:value-type="float">
            <text:p>154393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3705.5" calcext:value-type="float">
            <text:p>153705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1217.5" calcext:value-type="float">
            <text:p>151217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745.5" calcext:value-type="float">
            <text:p>150745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387.5" calcext:value-type="float">
            <text:p>150387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50045.5" calcext:value-type="float">
            <text:p>150045.5</text:p>
          </table:table-cell>
        </table:table-row>
        <table:table-row table:style-name="ro1">
          <table:table-cell office:value-type="float" office:value="149571.5" calcext:value-type="float">
            <text:p>149571.5</text:p>
          </table:table-cell>
        </table:table-row>
        <table:table-row table:style-name="ro1">
          <table:table-cell office:value-type="float" office:value="149571.5" calcext:value-type="float">
            <text:p>149571.5</text:p>
          </table:table-cell>
        </table:table-row>
        <table:table-row table:style-name="ro1">
          <table:table-cell office:value-type="float" office:value="149571.5" calcext:value-type="float">
            <text:p>149571.5</text:p>
          </table:table-cell>
        </table:table-row>
        <table:table-row table:style-name="ro1">
          <table:table-cell office:value-type="float" office:value="149571.5" calcext:value-type="float">
            <text:p>149571.5</text:p>
          </table:table-cell>
        </table:table-row>
        <table:table-row table:style-name="ro1">
          <table:table-cell office:value-type="float" office:value="148791.5" calcext:value-type="float">
            <text:p>148791.5</text:p>
          </table:table-cell>
        </table:table-row>
        <table:table-row table:style-name="ro1">
          <table:table-cell office:value-type="float" office:value="148791.5" calcext:value-type="float">
            <text:p>148791.5</text:p>
          </table:table-cell>
        </table:table-row>
        <table:table-row table:style-name="ro1">
          <table:table-cell office:value-type="float" office:value="148643.5" calcext:value-type="float">
            <text:p>148643.5</text:p>
          </table:table-cell>
        </table:table-row>
        <table:table-row table:style-name="ro1">
          <table:table-cell office:value-type="float" office:value="148643.5" calcext:value-type="float">
            <text:p>148643.5</text:p>
          </table:table-cell>
        </table:table-row>
        <table:table-row table:style-name="ro1">
          <table:table-cell office:value-type="float" office:value="147779.5" calcext:value-type="float">
            <text:p>147779.5</text:p>
          </table:table-cell>
        </table:table-row>
        <table:table-row table:style-name="ro1">
          <table:table-cell office:value-type="float" office:value="146643.5" calcext:value-type="float">
            <text:p>146643.5</text:p>
          </table:table-cell>
        </table:table-row>
        <table:table-row table:style-name="ro1">
          <table:table-cell office:value-type="float" office:value="146373.5" calcext:value-type="float">
            <text:p>146373.5</text:p>
          </table:table-cell>
        </table:table-row>
        <table:table-row table:style-name="ro1">
          <table:table-cell office:value-type="float" office:value="146373.5" calcext:value-type="float">
            <text:p>146373.5</text:p>
          </table:table-cell>
        </table:table-row>
        <table:table-row table:style-name="ro1">
          <table:table-cell office:value-type="float" office:value="146373.5" calcext:value-type="float">
            <text:p>146373.5</text:p>
          </table:table-cell>
        </table:table-row>
        <table:table-row table:style-name="ro1">
          <table:table-cell office:value-type="float" office:value="146373.5" calcext:value-type="float">
            <text:p>146373.5</text:p>
          </table:table-cell>
        </table:table-row>
        <table:table-row table:style-name="ro1">
          <table:table-cell office:value-type="float" office:value="146373.5" calcext:value-type="float">
            <text:p>146373.5</text:p>
          </table:table-cell>
        </table:table-row>
        <table:table-row table:style-name="ro1">
          <table:table-cell office:value-type="float" office:value="145557.5" calcext:value-type="float">
            <text:p>145557.5</text:p>
          </table:table-cell>
        </table:table-row>
        <table:table-row table:style-name="ro1">
          <table:table-cell office:value-type="float" office:value="145557.5" calcext:value-type="float">
            <text:p>145557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751.5" calcext:value-type="float">
            <text:p>144751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4515.5" calcext:value-type="float">
            <text:p>144515.5</text:p>
          </table:table-cell>
        </table:table-row>
        <table:table-row table:style-name="ro1">
          <table:table-cell office:value-type="float" office:value="143877.5" calcext:value-type="float">
            <text:p>143877.5</text:p>
          </table:table-cell>
        </table:table-row>
        <table:table-row table:style-name="ro1">
          <table:table-cell office:value-type="float" office:value="143877.5" calcext:value-type="float">
            <text:p>143877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3032.5" calcext:value-type="float">
            <text:p>143032.5</text:p>
          </table:table-cell>
        </table:table-row>
        <table:table-row table:style-name="ro1">
          <table:table-cell office:value-type="float" office:value="142578.5" calcext:value-type="float">
            <text:p>142578.5</text:p>
          </table:table-cell>
        </table:table-row>
        <table:table-row table:style-name="ro1">
          <table:table-cell office:value-type="float" office:value="142578.5" calcext:value-type="float">
            <text:p>142578.5</text:p>
          </table:table-cell>
        </table:table-row>
        <table:table-row table:style-name="ro1">
          <table:table-cell office:value-type="float" office:value="142578.5" calcext:value-type="float">
            <text:p>142578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42432.5" calcext:value-type="float">
            <text:p>142432.5</text:p>
          </table:table-cell>
        </table:table-row>
        <table:table-row table:style-name="ro1">
          <table:table-cell office:value-type="float" office:value="139798.5" calcext:value-type="float">
            <text:p>139798.5</text:p>
          </table:table-cell>
        </table:table-row>
        <table:table-row table:style-name="ro1">
          <table:table-cell office:value-type="float" office:value="139798.5" calcext:value-type="float">
            <text:p>139798.5</text:p>
          </table:table-cell>
        </table:table-row>
        <table:table-row table:style-name="ro1">
          <table:table-cell office:value-type="float" office:value="139798.5" calcext:value-type="float">
            <text:p>13979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9788.5" calcext:value-type="float">
            <text:p>139788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766.5" calcext:value-type="float">
            <text:p>137766.5</text:p>
          </table:table-cell>
        </table:table-row>
        <table:table-row table:style-name="ro1">
          <table:table-cell office:value-type="float" office:value="137522.5" calcext:value-type="float">
            <text:p>137522.5</text:p>
          </table:table-cell>
        </table:table-row>
        <table:table-row table:style-name="ro1">
          <table:table-cell office:value-type="float" office:value="137522.5" calcext:value-type="float">
            <text:p>137522.5</text:p>
          </table:table-cell>
        </table:table-row>
        <table:table-row table:style-name="ro1">
          <table:table-cell office:value-type="float" office:value="137522.5" calcext:value-type="float">
            <text:p>137522.5</text:p>
          </table:table-cell>
        </table:table-row>
        <table:table-row table:style-name="ro1">
          <table:table-cell office:value-type="float" office:value="137522.5" calcext:value-type="float">
            <text:p>137522.5</text:p>
          </table:table-cell>
        </table:table-row>
        <table:table-row table:style-name="ro1">
          <table:table-cell office:value-type="float" office:value="135360.5" calcext:value-type="float">
            <text:p>135360.5</text:p>
          </table:table-cell>
        </table:table-row>
        <table:table-row table:style-name="ro1">
          <table:table-cell office:value-type="float" office:value="135360.5" calcext:value-type="float">
            <text:p>135360.5</text:p>
          </table:table-cell>
        </table:table-row>
        <table:table-row table:style-name="ro1">
          <table:table-cell office:value-type="float" office:value="135360.5" calcext:value-type="float">
            <text:p>135360.5</text:p>
          </table:table-cell>
        </table:table-row>
        <table:table-row table:style-name="ro1">
          <table:table-cell office:value-type="float" office:value="135360.5" calcext:value-type="float">
            <text:p>135360.5</text:p>
          </table:table-cell>
        </table:table-row>
        <table:table-row table:style-name="ro1">
          <table:table-cell office:value-type="float" office:value="135102.5" calcext:value-type="float">
            <text:p>135102.5</text:p>
          </table:table-cell>
        </table:table-row>
        <table:table-row table:style-name="ro1">
          <table:table-cell office:value-type="float" office:value="135102.5" calcext:value-type="float">
            <text:p>135102.5</text:p>
          </table:table-cell>
        </table:table-row>
        <table:table-row table:style-name="ro1">
          <table:table-cell office:value-type="float" office:value="135102.5" calcext:value-type="float">
            <text:p>135102.5</text:p>
          </table:table-cell>
        </table:table-row>
        <table:table-row table:style-name="ro1">
          <table:table-cell office:value-type="float" office:value="135102.5" calcext:value-type="float">
            <text:p>135102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924.5" calcext:value-type="float">
            <text:p>133924.5</text:p>
          </table:table-cell>
        </table:table-row>
        <table:table-row table:style-name="ro1"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132196.5" calcext:value-type="float">
            <text:p>13219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9566.5" calcext:value-type="float">
            <text:p>129566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8418.5" calcext:value-type="float">
            <text:p>128418.5</text:p>
          </table:table-cell>
        </table:table-row>
        <table:table-row table:style-name="ro1">
          <table:table-cell office:value-type="float" office:value="127548.5" calcext:value-type="float">
            <text:p>127548.5</text:p>
          </table:table-cell>
        </table:table-row>
        <table:table-row table:style-name="ro1">
          <table:table-cell office:value-type="float" office:value="127548.5" calcext:value-type="float">
            <text:p>127548.5</text:p>
          </table:table-cell>
        </table:table-row>
        <table:table-row table:style-name="ro1">
          <table:table-cell office:value-type="float" office:value="127548.5" calcext:value-type="float">
            <text:p>127548.5</text:p>
          </table:table-cell>
        </table:table-row>
        <table:table-row table:style-name="ro1">
          <table:table-cell office:value-type="float" office:value="127444.5" calcext:value-type="float">
            <text:p>127444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7397.5" calcext:value-type="float">
            <text:p>127397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6033.5" calcext:value-type="float">
            <text:p>126033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829.5" calcext:value-type="float">
            <text:p>125829.5</text:p>
          </table:table-cell>
        </table:table-row>
        <table:table-row table:style-name="ro1">
          <table:table-cell office:value-type="float" office:value="125389.5" calcext:value-type="float">
            <text:p>125389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5335.5" calcext:value-type="float">
            <text:p>125335.5</text:p>
          </table:table-cell>
        </table:table-row>
        <table:table-row table:style-name="ro1">
          <table:table-cell office:value-type="float" office:value="124407.5" calcext:value-type="float">
            <text:p>124407.5</text:p>
          </table:table-cell>
        </table:table-row>
        <table:table-row table:style-name="ro1">
          <table:table-cell office:value-type="float" office:value="124407.5" calcext:value-type="float">
            <text:p>124407.5</text:p>
          </table:table-cell>
        </table:table-row>
        <table:table-row table:style-name="ro1">
          <table:table-cell office:value-type="float" office:value="124407.5" calcext:value-type="float">
            <text:p>124407.5</text:p>
          </table:table-cell>
        </table:table-row>
        <table:table-row table:style-name="ro1">
          <table:table-cell office:value-type="float" office:value="124407.5" calcext:value-type="float">
            <text:p>124407.5</text:p>
          </table:table-cell>
        </table:table-row>
        <table:table-row table:style-name="ro1">
          <table:table-cell office:value-type="float" office:value="124407.5" calcext:value-type="float">
            <text:p>12440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1437.5" calcext:value-type="float">
            <text:p>121437.5</text:p>
          </table:table-cell>
        </table:table-row>
        <table:table-row table:style-name="ro1">
          <table:table-cell office:value-type="float" office:value="120885.5" calcext:value-type="float">
            <text:p>120885.5</text:p>
          </table:table-cell>
        </table:table-row>
        <table:table-row table:style-name="ro1">
          <table:table-cell office:value-type="float" office:value="120885.5" calcext:value-type="float">
            <text:p>120885.5</text:p>
          </table:table-cell>
        </table:table-row>
        <table:table-row table:style-name="ro1">
          <table:table-cell office:value-type="float" office:value="120885.5" calcext:value-type="float">
            <text:p>120885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251.5" calcext:value-type="float">
            <text:p>120251.5</text:p>
          </table:table-cell>
        </table:table-row>
        <table:table-row table:style-name="ro1">
          <table:table-cell office:value-type="float" office:value="120199.5" calcext:value-type="float">
            <text:p>120199.5</text:p>
          </table:table-cell>
        </table:table-row>
        <table:table-row table:style-name="ro1">
          <table:table-cell office:value-type="float" office:value="120199.5" calcext:value-type="float">
            <text:p>1201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7299.5" calcext:value-type="float">
            <text:p>117299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195.5" calcext:value-type="float">
            <text:p>115195.5</text:p>
          </table:table-cell>
        </table:table-row>
        <table:table-row table:style-name="ro1">
          <table:table-cell office:value-type="float" office:value="115079.5" calcext:value-type="float">
            <text:p>115079.5</text:p>
          </table:table-cell>
        </table:table-row>
        <table:table-row table:style-name="ro1">
          <table:table-cell office:value-type="float" office:value="115079.5" calcext:value-type="float">
            <text:p>115079.5</text:p>
          </table:table-cell>
        </table:table-row>
        <table:table-row table:style-name="ro1">
          <table:table-cell office:value-type="float" office:value="115079.5" calcext:value-type="float">
            <text:p>115079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75.5" calcext:value-type="float">
            <text:p>113875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861.5" calcext:value-type="float">
            <text:p>113861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437.5" calcext:value-type="float">
            <text:p>113437.5</text:p>
          </table:table-cell>
        </table:table-row>
        <table:table-row table:style-name="ro1">
          <table:table-cell office:value-type="float" office:value="113015.5" calcext:value-type="float">
            <text:p>113015.5</text:p>
          </table:table-cell>
        </table:table-row>
        <table:table-row table:style-name="ro1">
          <table:table-cell office:value-type="float" office:value="113015.5" calcext:value-type="float">
            <text:p>113015.5</text:p>
          </table:table-cell>
        </table:table-row>
        <table:table-row table:style-name="ro1">
          <table:table-cell office:value-type="float" office:value="113015.5" calcext:value-type="float">
            <text:p>113015.5</text:p>
          </table:table-cell>
        </table:table-row>
        <table:table-row table:style-name="ro1">
          <table:table-cell office:value-type="float" office:value="113015.5" calcext:value-type="float">
            <text:p>113015.5</text:p>
          </table:table-cell>
        </table:table-row>
        <table:table-row table:style-name="ro1">
          <table:table-cell office:value-type="float" office:value="112799.5" calcext:value-type="float">
            <text:p>112799.5</text:p>
          </table:table-cell>
        </table:table-row>
        <table:table-row table:style-name="ro1">
          <table:table-cell office:value-type="float" office:value="112799.5" calcext:value-type="float">
            <text:p>112799.5</text:p>
          </table:table-cell>
        </table:table-row>
        <table:table-row table:style-name="ro1">
          <table:table-cell office:value-type="float" office:value="111701.5" calcext:value-type="float">
            <text:p>111701.5</text:p>
          </table:table-cell>
        </table:table-row>
        <table:table-row table:style-name="ro1">
          <table:table-cell office:value-type="float" office:value="111701.5" calcext:value-type="float">
            <text:p>111701.5</text:p>
          </table:table-cell>
        </table:table-row>
        <table:table-row table:style-name="ro1">
          <table:table-cell office:value-type="float" office:value="111701.5" calcext:value-type="float">
            <text:p>111701.5</text:p>
          </table:table-cell>
        </table:table-row>
        <table:table-row table:style-name="ro1">
          <table:table-cell office:value-type="float" office:value="109427.5" calcext:value-type="float">
            <text:p>109427.5</text:p>
          </table:table-cell>
        </table:table-row>
        <table:table-row table:style-name="ro1">
          <table:table-cell office:value-type="float" office:value="109427.5" calcext:value-type="float">
            <text:p>10942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817.5" calcext:value-type="float">
            <text:p>108817.5</text:p>
          </table:table-cell>
        </table:table-row>
        <table:table-row table:style-name="ro1">
          <table:table-cell office:value-type="float" office:value="108525.5" calcext:value-type="float">
            <text:p>108525.5</text:p>
          </table:table-cell>
        </table:table-row>
        <table:table-row table:style-name="ro1">
          <table:table-cell office:value-type="float" office:value="108525.5" calcext:value-type="float">
            <text:p>108525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8307.5" calcext:value-type="float">
            <text:p>108307.5</text:p>
          </table:table-cell>
        </table:table-row>
        <table:table-row table:style-name="ro1">
          <table:table-cell office:value-type="float" office:value="105125.5" calcext:value-type="float">
            <text:p>105125.5</text:p>
          </table:table-cell>
        </table:table-row>
        <table:table-row table:style-name="ro1">
          <table:table-cell office:value-type="float" office:value="105125.5" calcext:value-type="float">
            <text:p>105125.5</text:p>
          </table:table-cell>
        </table:table-row>
        <table:table-row table:style-name="ro1">
          <table:table-cell office:value-type="float" office:value="105125.5" calcext:value-type="float">
            <text:p>105125.5</text:p>
          </table:table-cell>
        </table:table-row>
        <table:table-row table:style-name="ro1">
          <table:table-cell office:value-type="float" office:value="105125.5" calcext:value-type="float">
            <text:p>105125.5</text:p>
          </table:table-cell>
        </table:table-row>
        <table:table-row table:style-name="ro1">
          <table:table-cell office:value-type="float" office:value="105125.5" calcext:value-type="float">
            <text:p>105125.5</text:p>
          </table:table-cell>
        </table:table-row>
        <table:table-row table:style-name="ro1">
          <table:table-cell office:value-type="float" office:value="105125.5" calcext:value-type="float">
            <text:p>105125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2397.5" calcext:value-type="float">
            <text:p>102397.5</text:p>
          </table:table-cell>
        </table:table-row>
        <table:table-row table:style-name="ro1">
          <table:table-cell office:value-type="float" office:value="101619.5" calcext:value-type="float">
            <text:p>101619.5</text:p>
          </table:table-cell>
        </table:table-row>
        <table:table-row table:style-name="ro1">
          <table:table-cell office:value-type="float" office:value="101619.5" calcext:value-type="float">
            <text:p>101619.5</text:p>
          </table:table-cell>
        </table:table-row>
        <table:table-row table:style-name="ro1">
          <table:table-cell office:value-type="float" office:value="100501.5" calcext:value-type="float">
            <text:p>100501.5</text:p>
          </table:table-cell>
        </table:table-row>
        <table:table-row table:style-name="ro1">
          <table:table-cell office:value-type="float" office:value="100501.5" calcext:value-type="float">
            <text:p>100501.5</text:p>
          </table:table-cell>
        </table:table-row>
        <table:table-row table:style-name="ro1">
          <table:table-cell office:value-type="float" office:value="100501.5" calcext:value-type="float">
            <text:p>100501.5</text:p>
          </table:table-cell>
        </table:table-row>
        <table:table-row table:style-name="ro1">
          <table:table-cell office:value-type="float" office:value="100501.5" calcext:value-type="float">
            <text:p>100501.5</text:p>
          </table:table-cell>
        </table:table-row>
        <table:table-row table:style-name="ro1">
          <table:table-cell office:value-type="float" office:value="100501.5" calcext:value-type="float">
            <text:p>100501.5</text:p>
          </table:table-cell>
        </table:table-row>
        <table:table-row table:style-name="ro1">
          <table:table-cell office:value-type="float" office:value="100501.5" calcext:value-type="float">
            <text:p>100501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580.5" calcext:value-type="float">
            <text:p>98580.5</text:p>
          </table:table-cell>
        </table:table-row>
        <table:table-row table:style-name="ro1">
          <table:table-cell office:value-type="float" office:value="98418.5" calcext:value-type="float">
            <text:p>98418.5</text:p>
          </table:table-cell>
        </table:table-row>
        <table:table-row table:style-name="ro1">
          <table:table-cell office:value-type="float" office:value="98418.5" calcext:value-type="float">
            <text:p>98418.5</text:p>
          </table:table-cell>
        </table:table-row>
        <table:table-row table:style-name="ro1">
          <table:table-cell office:value-type="float" office:value="98418.5" calcext:value-type="float">
            <text:p>98418.5</text:p>
          </table:table-cell>
        </table:table-row>
        <table:table-row table:style-name="ro1">
          <table:table-cell office:value-type="float" office:value="98418.5" calcext:value-type="float">
            <text:p>98418.5</text:p>
          </table:table-cell>
        </table:table-row>
        <table:table-row table:style-name="ro1">
          <table:table-cell office:value-type="float" office:value="98412.5" calcext:value-type="float">
            <text:p>98412.5</text:p>
          </table:table-cell>
        </table:table-row>
        <table:table-row table:style-name="ro1">
          <table:table-cell office:value-type="float" office:value="98412.5" calcext:value-type="float">
            <text:p>98412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8248.5" calcext:value-type="float">
            <text:p>98248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7890.5" calcext:value-type="float">
            <text:p>97890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94.5" calcext:value-type="float">
            <text:p>9629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204.5" calcext:value-type="float">
            <text:p>96204.5</text:p>
          </table:table-cell>
        </table:table-row>
        <table:table-row table:style-name="ro1">
          <table:table-cell office:value-type="float" office:value="96066.5" calcext:value-type="float">
            <text:p>96066.5</text:p>
          </table:table-cell>
        </table:table-row>
        <table:table-row table:style-name="ro1">
          <table:table-cell office:value-type="float" office:value="96066.5" calcext:value-type="float">
            <text:p>96066.5</text:p>
          </table:table-cell>
        </table:table-row>
        <table:table-row table:style-name="ro1">
          <table:table-cell office:value-type="float" office:value="96066.5" calcext:value-type="float">
            <text:p>96066.5</text:p>
          </table:table-cell>
        </table:table-row>
        <table:table-row table:style-name="ro1">
          <table:table-cell office:value-type="float" office:value="96066.5" calcext:value-type="float">
            <text:p>96066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6064.5" calcext:value-type="float">
            <text:p>96064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366.5" calcext:value-type="float">
            <text:p>93366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3070.5" calcext:value-type="float">
            <text:p>93070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54.5" calcext:value-type="float">
            <text:p>92754.5</text:p>
          </table:table-cell>
        </table:table-row>
        <table:table-row table:style-name="ro1">
          <table:table-cell office:value-type="float" office:value="92737.5" calcext:value-type="float">
            <text:p>92737.5</text:p>
          </table:table-cell>
        </table:table-row>
        <table:table-row table:style-name="ro1">
          <table:table-cell office:value-type="float" office:value="92620.5" calcext:value-type="float">
            <text:p>92620.5</text:p>
          </table:table-cell>
        </table:table-row>
        <table:table-row table:style-name="ro1">
          <table:table-cell office:value-type="float" office:value="92465.5" calcext:value-type="float">
            <text:p>92465.5</text:p>
          </table:table-cell>
        </table:table-row>
        <table:table-row table:style-name="ro1">
          <table:table-cell office:value-type="float" office:value="92465.5" calcext:value-type="float">
            <text:p>92465.5</text:p>
          </table:table-cell>
        </table:table-row>
        <table:table-row table:style-name="ro1">
          <table:table-cell office:value-type="float" office:value="92465.5" calcext:value-type="float">
            <text:p>92465.5</text:p>
          </table:table-cell>
        </table:table-row>
        <table:table-row table:style-name="ro1">
          <table:table-cell office:value-type="float" office:value="92279.5" calcext:value-type="float">
            <text:p>92279.5</text:p>
          </table:table-cell>
        </table:table-row>
        <table:table-row table:style-name="ro1">
          <table:table-cell office:value-type="float" office:value="92279.5" calcext:value-type="float">
            <text:p>92279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9071.5" calcext:value-type="float">
            <text:p>89071.5</text:p>
          </table:table-cell>
        </table:table-row>
        <table:table-row table:style-name="ro1">
          <table:table-cell office:value-type="float" office:value="88819.5" calcext:value-type="float">
            <text:p>88819.5</text:p>
          </table:table-cell>
        </table:table-row>
        <table:table-row table:style-name="ro1">
          <table:table-cell office:value-type="float" office:value="88819.5" calcext:value-type="float">
            <text:p>88819.5</text:p>
          </table:table-cell>
        </table:table-row>
        <table:table-row table:style-name="ro1">
          <table:table-cell office:value-type="float" office:value="88819.5" calcext:value-type="float">
            <text:p>88819.5</text:p>
          </table:table-cell>
        </table:table-row>
        <table:table-row table:style-name="ro1">
          <table:table-cell office:value-type="float" office:value="88819.5" calcext:value-type="float">
            <text:p>88819.5</text:p>
          </table:table-cell>
        </table:table-row>
        <table:table-row table:style-name="ro1">
          <table:table-cell office:value-type="float" office:value="88819.5" calcext:value-type="float">
            <text:p>88819.5</text:p>
          </table:table-cell>
        </table:table-row>
        <table:table-row table:style-name="ro1">
          <table:table-cell office:value-type="float" office:value="88819.5" calcext:value-type="float">
            <text:p>88819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7148.5" calcext:value-type="float">
            <text:p>87148.5</text:p>
          </table:table-cell>
        </table:table-row>
        <table:table-row table:style-name="ro1">
          <table:table-cell office:value-type="float" office:value="86990.5" calcext:value-type="float">
            <text:p>86990.5</text:p>
          </table:table-cell>
        </table:table-row>
        <table:table-row table:style-name="ro1">
          <table:table-cell office:value-type="float" office:value="86990.5" calcext:value-type="float">
            <text:p>86990.5</text:p>
          </table:table-cell>
        </table:table-row>
        <table:table-row table:style-name="ro1">
          <table:table-cell office:value-type="float" office:value="86990.5" calcext:value-type="float">
            <text:p>86990.5</text:p>
          </table:table-cell>
        </table:table-row>
        <table:table-row table:style-name="ro1">
          <table:table-cell office:value-type="float" office:value="86990.5" calcext:value-type="float">
            <text:p>86990.5</text:p>
          </table:table-cell>
        </table:table-row>
        <table:table-row table:style-name="ro1">
          <table:table-cell office:value-type="float" office:value="86990.5" calcext:value-type="float">
            <text:p>86990.5</text:p>
          </table:table-cell>
        </table:table-row>
        <table:table-row table:style-name="ro1">
          <table:table-cell office:value-type="float" office:value="86990.5" calcext:value-type="float">
            <text:p>86990.5</text:p>
          </table:table-cell>
        </table:table-row>
        <table:table-row table:style-name="ro1">
          <table:table-cell office:value-type="float" office:value="86702.5" calcext:value-type="float">
            <text:p>86702.5</text:p>
          </table:table-cell>
        </table:table-row>
        <table:table-row table:style-name="ro1">
          <table:table-cell office:value-type="float" office:value="86702.5" calcext:value-type="float">
            <text:p>86702.5</text:p>
          </table:table-cell>
        </table:table-row>
        <table:table-row table:style-name="ro1">
          <table:table-cell office:value-type="float" office:value="86594.5" calcext:value-type="float">
            <text:p>86594.5</text:p>
          </table:table-cell>
        </table:table-row>
        <table:table-row table:style-name="ro1">
          <table:table-cell office:value-type="float" office:value="86594.5" calcext:value-type="float">
            <text:p>86594.5</text:p>
          </table:table-cell>
        </table:table-row>
        <table:table-row table:style-name="ro1">
          <table:table-cell office:value-type="float" office:value="86594.5" calcext:value-type="float">
            <text:p>86594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3638.5" calcext:value-type="float">
            <text:p>83638.5</text:p>
          </table:table-cell>
        </table:table-row>
        <table:table-row table:style-name="ro1">
          <table:table-cell office:value-type="float" office:value="82438.5" calcext:value-type="float">
            <text:p>82438.5</text:p>
          </table:table-cell>
        </table:table-row>
        <table:table-row table:style-name="ro1">
          <table:table-cell office:value-type="float" office:value="82438.5" calcext:value-type="float">
            <text:p>82438.5</text:p>
          </table:table-cell>
        </table:table-row>
        <table:table-row table:style-name="ro1">
          <table:table-cell office:value-type="float" office:value="82438.5" calcext:value-type="float">
            <text:p>82438.5</text:p>
          </table:table-cell>
        </table:table-row>
        <table:table-row table:style-name="ro1">
          <table:table-cell office:value-type="float" office:value="82438.5" calcext:value-type="float">
            <text:p>82438.5</text:p>
          </table:table-cell>
        </table:table-row>
        <table:table-row table:style-name="ro1">
          <table:table-cell office:value-type="float" office:value="82438.5" calcext:value-type="float">
            <text:p>82438.5</text:p>
          </table:table-cell>
        </table:table-row>
        <table:table-row table:style-name="ro1">
          <table:table-cell office:value-type="float" office:value="82438.5" calcext:value-type="float">
            <text:p>8243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1658.5" calcext:value-type="float">
            <text:p>816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458.5" calcext:value-type="float">
            <text:p>80458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330.5" calcext:value-type="float">
            <text:p>80330.5</text:p>
          </table:table-cell>
        </table:table-row>
        <table:table-row table:style-name="ro1">
          <table:table-cell office:value-type="float" office:value="80216.5" calcext:value-type="float">
            <text:p>80216.5</text:p>
          </table:table-cell>
        </table:table-row>
        <table:table-row table:style-name="ro1">
          <table:table-cell office:value-type="float" office:value="80216.5" calcext:value-type="float">
            <text:p>80216.5</text:p>
          </table:table-cell>
        </table:table-row>
        <table:table-row table:style-name="ro1">
          <table:table-cell office:value-type="float" office:value="80216.5" calcext:value-type="float">
            <text:p>80216.5</text:p>
          </table:table-cell>
        </table:table-row>
        <table:table-row table:style-name="ro1">
          <table:table-cell office:value-type="float" office:value="80216.5" calcext:value-type="float">
            <text:p>80216.5</text:p>
          </table:table-cell>
        </table:table-row>
        <table:table-row table:style-name="ro1">
          <table:table-cell office:value-type="float" office:value="80216.5" calcext:value-type="float">
            <text:p>80216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854.5" calcext:value-type="float">
            <text:p>79854.5</text:p>
          </table:table-cell>
        </table:table-row>
        <table:table-row table:style-name="ro1">
          <table:table-cell office:value-type="float" office:value="79736.5" calcext:value-type="float">
            <text:p>79736.5</text:p>
          </table:table-cell>
        </table:table-row>
        <table:table-row table:style-name="ro1">
          <table:table-cell office:value-type="float" office:value="79736.5" calcext:value-type="float">
            <text:p>79736.5</text:p>
          </table:table-cell>
        </table:table-row>
        <table:table-row table:style-name="ro1">
          <table:table-cell office:value-type="float" office:value="79736.5" calcext:value-type="float">
            <text:p>79736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9052.5" calcext:value-type="float">
            <text:p>79052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996.5" calcext:value-type="float">
            <text:p>78996.5</text:p>
          </table:table-cell>
        </table:table-row>
        <table:table-row table:style-name="ro1">
          <table:table-cell office:value-type="float" office:value="78824.5" calcext:value-type="float">
            <text:p>78824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696.5" calcext:value-type="float">
            <text:p>78696.5</text:p>
          </table:table-cell>
        </table:table-row>
        <table:table-row table:style-name="ro1">
          <table:table-cell office:value-type="float" office:value="78300.5" calcext:value-type="float">
            <text:p>78300.5</text:p>
          </table:table-cell>
        </table:table-row>
        <table:table-row table:style-name="ro1">
          <table:table-cell office:value-type="float" office:value="78300.5" calcext:value-type="float">
            <text:p>78300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8118.5" calcext:value-type="float">
            <text:p>78118.5</text:p>
          </table:table-cell>
        </table:table-row>
        <table:table-row table:style-name="ro1">
          <table:table-cell office:value-type="float" office:value="77454.5" calcext:value-type="float">
            <text:p>77454.5</text:p>
          </table:table-cell>
        </table:table-row>
        <table:table-row table:style-name="ro1">
          <table:table-cell office:value-type="float" office:value="77454.5" calcext:value-type="float">
            <text:p>77454.5</text:p>
          </table:table-cell>
        </table:table-row>
        <table:table-row table:style-name="ro1">
          <table:table-cell office:value-type="float" office:value="77454.5" calcext:value-type="float">
            <text:p>77454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310.5" calcext:value-type="float">
            <text:p>76310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6076.5" calcext:value-type="float">
            <text:p>76076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4738.5" calcext:value-type="float">
            <text:p>74738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682.5" calcext:value-type="float">
            <text:p>73682.5</text:p>
          </table:table-cell>
        </table:table-row>
        <table:table-row table:style-name="ro1">
          <table:table-cell office:value-type="float" office:value="73162.5" calcext:value-type="float">
            <text:p>73162.5</text:p>
          </table:table-cell>
        </table:table-row>
        <table:table-row table:style-name="ro1">
          <table:table-cell office:value-type="float" office:value="73162.5" calcext:value-type="float">
            <text:p>73162.5</text:p>
          </table:table-cell>
        </table:table-row>
        <table:table-row table:style-name="ro1">
          <table:table-cell office:value-type="float" office:value="73162.5" calcext:value-type="float">
            <text:p>73162.5</text:p>
          </table:table-cell>
        </table:table-row>
        <table:table-row table:style-name="ro1">
          <table:table-cell office:value-type="float" office:value="73162.5" calcext:value-type="float">
            <text:p>73162.5</text:p>
          </table:table-cell>
        </table:table-row>
        <table:table-row table:style-name="ro1">
          <table:table-cell office:value-type="float" office:value="72818.5" calcext:value-type="float">
            <text:p>72818.5</text:p>
          </table:table-cell>
        </table:table-row>
        <table:table-row table:style-name="ro1">
          <table:table-cell office:value-type="float" office:value="72818.5" calcext:value-type="float">
            <text:p>72818.5</text:p>
          </table:table-cell>
        </table:table-row>
        <table:table-row table:style-name="ro1">
          <table:table-cell office:value-type="float" office:value="72818.5" calcext:value-type="float">
            <text:p>72818.5</text:p>
          </table:table-cell>
        </table:table-row>
        <table:table-row table:style-name="ro1">
          <table:table-cell office:value-type="float" office:value="72818.5" calcext:value-type="float">
            <text:p>72818.5</text:p>
          </table:table-cell>
        </table:table-row>
        <table:table-row table:style-name="ro1">
          <table:table-cell office:value-type="float" office:value="72818.5" calcext:value-type="float">
            <text:p>72818.5</text:p>
          </table:table-cell>
        </table:table-row>
        <table:table-row table:style-name="ro1">
          <table:table-cell office:value-type="float" office:value="72474.5" calcext:value-type="float">
            <text:p>72474.5</text:p>
          </table:table-cell>
        </table:table-row>
        <table:table-row table:style-name="ro1">
          <table:table-cell office:value-type="float" office:value="72474.5" calcext:value-type="float">
            <text:p>72474.5</text:p>
          </table:table-cell>
        </table:table-row>
        <table:table-row table:style-name="ro1">
          <table:table-cell office:value-type="float" office:value="72474.5" calcext:value-type="float">
            <text:p>72474.5</text:p>
          </table:table-cell>
        </table:table-row>
        <table:table-row table:style-name="ro1">
          <table:table-cell office:value-type="float" office:value="72474.5" calcext:value-type="float">
            <text:p>72474.5</text:p>
          </table:table-cell>
        </table:table-row>
        <table:table-row table:style-name="ro1">
          <table:table-cell office:value-type="float" office:value="72474.5" calcext:value-type="float">
            <text:p>72474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300.5" calcext:value-type="float">
            <text:p>72300.5</text:p>
          </table:table-cell>
        </table:table-row>
        <table:table-row table:style-name="ro1">
          <table:table-cell office:value-type="float" office:value="72158.5" calcext:value-type="float">
            <text:p>72158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796.5" calcext:value-type="float">
            <text:p>70796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290.5" calcext:value-type="float">
            <text:p>70290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62.5" calcext:value-type="float">
            <text:p>70162.5</text:p>
          </table:table-cell>
        </table:table-row>
        <table:table-row table:style-name="ro1">
          <table:table-cell office:value-type="float" office:value="70100.5" calcext:value-type="float">
            <text:p>70100.5</text:p>
          </table:table-cell>
        </table:table-row>
        <table:table-row table:style-name="ro1">
          <table:table-cell office:value-type="float" office:value="70100.5" calcext:value-type="float">
            <text:p>70100.5</text:p>
          </table:table-cell>
        </table:table-row>
        <table:table-row table:style-name="ro1">
          <table:table-cell office:value-type="float" office:value="70100.5" calcext:value-type="float">
            <text:p>70100.5</text:p>
          </table:table-cell>
        </table:table-row>
        <table:table-row table:style-name="ro1">
          <table:table-cell office:value-type="float" office:value="70100.5" calcext:value-type="float">
            <text:p>70100.5</text:p>
          </table:table-cell>
        </table:table-row>
        <table:table-row table:style-name="ro1">
          <table:table-cell office:value-type="float" office:value="70100.5" calcext:value-type="float">
            <text:p>70100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70002.5" calcext:value-type="float">
            <text:p>70002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884.5" calcext:value-type="float">
            <text:p>68884.5</text:p>
          </table:table-cell>
        </table:table-row>
        <table:table-row table:style-name="ro1">
          <table:table-cell office:value-type="float" office:value="68378.5" calcext:value-type="float">
            <text:p>68378.5</text:p>
          </table:table-cell>
        </table:table-row>
        <table:table-row table:style-name="ro1">
          <table:table-cell office:value-type="float" office:value="68378.5" calcext:value-type="float">
            <text:p>68378.5</text:p>
          </table:table-cell>
        </table:table-row>
        <table:table-row table:style-name="ro1">
          <table:table-cell office:value-type="float" office:value="68244.5" calcext:value-type="float">
            <text:p>68244.5</text:p>
          </table:table-cell>
        </table:table-row>
        <table:table-row table:style-name="ro1">
          <table:table-cell office:value-type="float" office:value="68244.5" calcext:value-type="float">
            <text:p>68244.5</text:p>
          </table:table-cell>
        </table:table-row>
        <table:table-row table:style-name="ro1">
          <table:table-cell office:value-type="float" office:value="68244.5" calcext:value-type="float">
            <text:p>68244.5</text:p>
          </table:table-cell>
        </table:table-row>
        <table:table-row table:style-name="ro1">
          <table:table-cell office:value-type="float" office:value="68244.5" calcext:value-type="float">
            <text:p>68244.5</text:p>
          </table:table-cell>
        </table:table-row>
        <table:table-row table:style-name="ro1">
          <table:table-cell office:value-type="float" office:value="68244.5" calcext:value-type="float">
            <text:p>68244.5</text:p>
          </table:table-cell>
        </table:table-row>
        <table:table-row table:style-name="ro1">
          <table:table-cell office:value-type="float" office:value="68244.5" calcext:value-type="float">
            <text:p>6824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7984.5" calcext:value-type="float">
            <text:p>67984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652.5" calcext:value-type="float">
            <text:p>66652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580.5" calcext:value-type="float">
            <text:p>6658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430.5" calcext:value-type="float">
            <text:p>66430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68.5" calcext:value-type="float">
            <text:p>66268.5</text:p>
          </table:table-cell>
        </table:table-row>
        <table:table-row table:style-name="ro1">
          <table:table-cell office:value-type="float" office:value="66256.5" calcext:value-type="float">
            <text:p>66256.5</text:p>
          </table:table-cell>
        </table:table-row>
        <table:table-row table:style-name="ro1">
          <table:table-cell office:value-type="float" office:value="66256.5" calcext:value-type="float">
            <text:p>66256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5078.5" calcext:value-type="float">
            <text:p>6507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4658.5" calcext:value-type="float">
            <text:p>64658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812.5" calcext:value-type="float">
            <text:p>63812.5</text:p>
          </table:table-cell>
        </table:table-row>
        <table:table-row table:style-name="ro1">
          <table:table-cell office:value-type="float" office:value="63570.5" calcext:value-type="float">
            <text:p>63570.5</text:p>
          </table:table-cell>
        </table:table-row>
        <table:table-row table:style-name="ro1">
          <table:table-cell office:value-type="float" office:value="63570.5" calcext:value-type="float">
            <text:p>63570.5</text:p>
          </table:table-cell>
        </table:table-row>
        <table:table-row table:style-name="ro1">
          <table:table-cell office:value-type="float" office:value="63570.5" calcext:value-type="float">
            <text:p>63570.5</text:p>
          </table:table-cell>
        </table:table-row>
        <table:table-row table:style-name="ro1">
          <table:table-cell office:value-type="float" office:value="63570.5" calcext:value-type="float">
            <text:p>63570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3496.5" calcext:value-type="float">
            <text:p>63496.5</text:p>
          </table:table-cell>
        </table:table-row>
        <table:table-row table:style-name="ro1">
          <table:table-cell office:value-type="float" office:value="61462.5" calcext:value-type="float">
            <text:p>61462.5</text:p>
          </table:table-cell>
        </table:table-row>
        <table:table-row table:style-name="ro1">
          <table:table-cell office:value-type="float" office:value="61462.5" calcext:value-type="float">
            <text:p>61462.5</text:p>
          </table:table-cell>
        </table:table-row>
        <table:table-row table:style-name="ro1">
          <table:table-cell office:value-type="float" office:value="61462.5" calcext:value-type="float">
            <text:p>61462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60448.5" calcext:value-type="float">
            <text:p>6044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858.5" calcext:value-type="float">
            <text:p>59858.5</text:p>
          </table:table-cell>
        </table:table-row>
        <table:table-row table:style-name="ro1">
          <table:table-cell office:value-type="float" office:value="59596.5" calcext:value-type="float">
            <text:p>59596.5</text:p>
          </table:table-cell>
        </table:table-row>
        <table:table-row table:style-name="ro1">
          <table:table-cell office:value-type="float" office:value="59596.5" calcext:value-type="float">
            <text:p>59596.5</text:p>
          </table:table-cell>
        </table:table-row>
        <table:table-row table:style-name="ro1">
          <table:table-cell office:value-type="float" office:value="59596.5" calcext:value-type="float">
            <text:p>59596.5</text:p>
          </table:table-cell>
        </table:table-row>
        <table:table-row table:style-name="ro1">
          <table:table-cell office:value-type="float" office:value="59596.5" calcext:value-type="float">
            <text:p>59596.5</text:p>
          </table:table-cell>
        </table:table-row>
        <table:table-row table:style-name="ro1">
          <table:table-cell office:value-type="float" office:value="59596.5" calcext:value-type="float">
            <text:p>5959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9076.5" calcext:value-type="float">
            <text:p>59076.5</text:p>
          </table:table-cell>
        </table:table-row>
        <table:table-row table:style-name="ro1">
          <table:table-cell office:value-type="float" office:value="58291.5" calcext:value-type="float">
            <text:p>58291.5</text:p>
          </table:table-cell>
        </table:table-row>
        <table:table-row table:style-name="ro1">
          <table:table-cell office:value-type="float" office:value="58291.5" calcext:value-type="float">
            <text:p>58291.5</text:p>
          </table:table-cell>
        </table:table-row>
        <table:table-row table:style-name="ro1">
          <table:table-cell office:value-type="float" office:value="57271.5" calcext:value-type="float">
            <text:p>57271.5</text:p>
          </table:table-cell>
        </table:table-row>
        <table:table-row table:style-name="ro1">
          <table:table-cell office:value-type="float" office:value="57271.5" calcext:value-type="float">
            <text:p>57271.5</text:p>
          </table:table-cell>
        </table:table-row>
        <table:table-row table:style-name="ro1">
          <table:table-cell office:value-type="float" office:value="57271.5" calcext:value-type="float">
            <text:p>57271.5</text:p>
          </table:table-cell>
        </table:table-row>
        <table:table-row table:style-name="ro1">
          <table:table-cell office:value-type="float" office:value="57271.5" calcext:value-type="float">
            <text:p>57271.5</text:p>
          </table:table-cell>
        </table:table-row>
        <table:table-row table:style-name="ro1">
          <table:table-cell office:value-type="float" office:value="57271.5" calcext:value-type="float">
            <text:p>57271.5</text:p>
          </table:table-cell>
        </table:table-row>
        <table:table-row table:style-name="ro1">
          <table:table-cell office:value-type="float" office:value="57271.5" calcext:value-type="float">
            <text:p>57271.5</text:p>
          </table:table-cell>
        </table:table-row>
        <table:table-row table:style-name="ro1">
          <table:table-cell office:value-type="float" office:value="57155.5" calcext:value-type="float">
            <text:p>5715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7085.5" calcext:value-type="float">
            <text:p>57085.5</text:p>
          </table:table-cell>
        </table:table-row>
        <table:table-row table:style-name="ro1">
          <table:table-cell office:value-type="float" office:value="56859.5" calcext:value-type="float">
            <text:p>56859.5</text:p>
          </table:table-cell>
        </table:table-row>
        <table:table-row table:style-name="ro1">
          <table:table-cell office:value-type="float" office:value="56859.5" calcext:value-type="float">
            <text:p>56859.5</text:p>
          </table:table-cell>
        </table:table-row>
        <table:table-row table:style-name="ro1">
          <table:table-cell office:value-type="float" office:value="56859.5" calcext:value-type="float">
            <text:p>56859.5</text:p>
          </table:table-cell>
        </table:table-row>
        <table:table-row table:style-name="ro1">
          <table:table-cell office:value-type="float" office:value="55183.5" calcext:value-type="float">
            <text:p>55183.5</text:p>
          </table:table-cell>
        </table:table-row>
        <table:table-row table:style-name="ro1">
          <table:table-cell office:value-type="float" office:value="55183.5" calcext:value-type="float">
            <text:p>5518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73.5" calcext:value-type="float">
            <text:p>54973.5</text:p>
          </table:table-cell>
        </table:table-row>
        <table:table-row table:style-name="ro1">
          <table:table-cell office:value-type="float" office:value="54963.5" calcext:value-type="float">
            <text:p>54963.5</text:p>
          </table:table-cell>
        </table:table-row>
        <table:table-row table:style-name="ro1">
          <table:table-cell office:value-type="float" office:value="54931.5" calcext:value-type="float">
            <text:p>54931.5</text:p>
          </table:table-cell>
        </table:table-row>
        <table:table-row table:style-name="ro1">
          <table:table-cell office:value-type="float" office:value="54931.5" calcext:value-type="float">
            <text:p>54931.5</text:p>
          </table:table-cell>
        </table:table-row>
        <table:table-row table:style-name="ro1">
          <table:table-cell office:value-type="float" office:value="54931.5" calcext:value-type="float">
            <text:p>54931.5</text:p>
          </table:table-cell>
        </table:table-row>
        <table:table-row table:style-name="ro1">
          <table:table-cell office:value-type="float" office:value="54931.5" calcext:value-type="float">
            <text:p>54931.5</text:p>
          </table:table-cell>
        </table:table-row>
        <table:table-row table:style-name="ro1">
          <table:table-cell office:value-type="float" office:value="54931.5" calcext:value-type="float">
            <text:p>54931.5</text:p>
          </table:table-cell>
        </table:table-row>
        <table:table-row table:style-name="ro1">
          <table:table-cell office:value-type="float" office:value="54931.5" calcext:value-type="float">
            <text:p>54931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293.5" calcext:value-type="float">
            <text:p>54293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4171.5" calcext:value-type="float">
            <text:p>54171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505.5" calcext:value-type="float">
            <text:p>53505.5</text:p>
          </table:table-cell>
        </table:table-row>
        <table:table-row table:style-name="ro1">
          <table:table-cell office:value-type="float" office:value="53141.5" calcext:value-type="float">
            <text:p>53141.5</text:p>
          </table:table-cell>
        </table:table-row>
        <table:table-row table:style-name="ro1">
          <table:table-cell office:value-type="float" office:value="53141.5" calcext:value-type="float">
            <text:p>53141.5</text:p>
          </table:table-cell>
        </table:table-row>
        <table:table-row table:style-name="ro1">
          <table:table-cell office:value-type="float" office:value="53141.5" calcext:value-type="float">
            <text:p>53141.5</text:p>
          </table:table-cell>
        </table:table-row>
        <table:table-row table:style-name="ro1">
          <table:table-cell office:value-type="float" office:value="53141.5" calcext:value-type="float">
            <text:p>53141.5</text:p>
          </table:table-cell>
        </table:table-row>
        <table:table-row table:style-name="ro1">
          <table:table-cell office:value-type="float" office:value="53141.5" calcext:value-type="float">
            <text:p>53141.5</text:p>
          </table:table-cell>
        </table:table-row>
        <table:table-row table:style-name="ro1">
          <table:table-cell office:value-type="float" office:value="53141.5" calcext:value-type="float">
            <text:p>53141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3049.5" calcext:value-type="float">
            <text:p>5304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879.5" calcext:value-type="float">
            <text:p>5287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799.5" calcext:value-type="float">
            <text:p>52799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2093.5" calcext:value-type="float">
            <text:p>52093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695.5" calcext:value-type="float">
            <text:p>51695.5</text:p>
          </table:table-cell>
        </table:table-row>
        <table:table-row table:style-name="ro1">
          <table:table-cell office:value-type="float" office:value="51591.5" calcext:value-type="float">
            <text:p>51591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605.5" calcext:value-type="float">
            <text:p>49605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530.5" calcext:value-type="float">
            <text:p>49530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38.5" calcext:value-type="float">
            <text:p>49138.5</text:p>
          </table:table-cell>
        </table:table-row>
        <table:table-row table:style-name="ro1">
          <table:table-cell office:value-type="float" office:value="49110.5" calcext:value-type="float">
            <text:p>49110.5</text:p>
          </table:table-cell>
        </table:table-row>
        <table:table-row table:style-name="ro1">
          <table:table-cell office:value-type="float" office:value="49110.5" calcext:value-type="float">
            <text:p>49110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634.5" calcext:value-type="float">
            <text:p>4863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8074.5" calcext:value-type="float">
            <text:p>48074.5</text:p>
          </table:table-cell>
        </table:table-row>
        <table:table-row table:style-name="ro1">
          <table:table-cell office:value-type="float" office:value="47776.5" calcext:value-type="float">
            <text:p>47776.5</text:p>
          </table:table-cell>
        </table:table-row>
        <table:table-row table:style-name="ro1">
          <table:table-cell office:value-type="float" office:value="47776.5" calcext:value-type="float">
            <text:p>47776.5</text:p>
          </table:table-cell>
        </table:table-row>
        <table:table-row table:style-name="ro1">
          <table:table-cell office:value-type="float" office:value="47776.5" calcext:value-type="float">
            <text:p>4777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696.5" calcext:value-type="float">
            <text:p>47696.5</text:p>
          </table:table-cell>
        </table:table-row>
        <table:table-row table:style-name="ro1">
          <table:table-cell office:value-type="float" office:value="47226.5" calcext:value-type="float">
            <text:p>47226.5</text:p>
          </table:table-cell>
        </table:table-row>
        <table:table-row table:style-name="ro1">
          <table:table-cell office:value-type="float" office:value="47226.5" calcext:value-type="float">
            <text:p>47226.5</text:p>
          </table:table-cell>
        </table:table-row>
        <table:table-row table:style-name="ro1">
          <table:table-cell office:value-type="float" office:value="47226.5" calcext:value-type="float">
            <text:p>47226.5</text:p>
          </table:table-cell>
        </table:table-row>
        <table:table-row table:style-name="ro1">
          <table:table-cell office:value-type="float" office:value="47226.5" calcext:value-type="float">
            <text:p>47226.5</text:p>
          </table:table-cell>
        </table:table-row>
        <table:table-row table:style-name="ro1">
          <table:table-cell office:value-type="float" office:value="47226.5" calcext:value-type="float">
            <text:p>47226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600.5" calcext:value-type="float">
            <text:p>46600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6298.5" calcext:value-type="float">
            <text:p>46298.5</text:p>
          </table:table-cell>
        </table:table-row>
        <table:table-row table:style-name="ro1">
          <table:table-cell office:value-type="float" office:value="45972.5" calcext:value-type="float">
            <text:p>45972.5</text:p>
          </table:table-cell>
        </table:table-row>
        <table:table-row table:style-name="ro1">
          <table:table-cell office:value-type="float" office:value="45972.5" calcext:value-type="float">
            <text:p>45972.5</text:p>
          </table:table-cell>
        </table:table-row>
        <table:table-row table:style-name="ro1">
          <table:table-cell office:value-type="float" office:value="45972.5" calcext:value-type="float">
            <text:p>45972.5</text:p>
          </table:table-cell>
        </table:table-row>
        <table:table-row table:style-name="ro1">
          <table:table-cell office:value-type="float" office:value="45972.5" calcext:value-type="float">
            <text:p>45972.5</text:p>
          </table:table-cell>
        </table:table-row>
        <table:table-row table:style-name="ro1">
          <table:table-cell office:value-type="float" office:value="45972.5" calcext:value-type="float">
            <text:p>45972.5</text:p>
          </table:table-cell>
        </table:table-row>
        <table:table-row table:style-name="ro1">
          <table:table-cell office:value-type="float" office:value="45862.5" calcext:value-type="float">
            <text:p>45862.5</text:p>
          </table:table-cell>
        </table:table-row>
        <table:table-row table:style-name="ro1">
          <table:table-cell office:value-type="float" office:value="45862.5" calcext:value-type="float">
            <text:p>45862.5</text:p>
          </table:table-cell>
        </table:table-row>
        <table:table-row table:style-name="ro1">
          <table:table-cell office:value-type="float" office:value="45862.5" calcext:value-type="float">
            <text:p>45862.5</text:p>
          </table:table-cell>
        </table:table-row>
        <table:table-row table:style-name="ro1">
          <table:table-cell office:value-type="float" office:value="45862.5" calcext:value-type="float">
            <text:p>45862.5</text:p>
          </table:table-cell>
        </table:table-row>
        <table:table-row table:style-name="ro1">
          <table:table-cell office:value-type="float" office:value="45862.5" calcext:value-type="float">
            <text:p>45862.5</text:p>
          </table:table-cell>
        </table:table-row>
        <table:table-row table:style-name="ro1">
          <table:table-cell office:value-type="float" office:value="45806.5" calcext:value-type="float">
            <text:p>45806.5</text:p>
          </table:table-cell>
        </table:table-row>
        <table:table-row table:style-name="ro1">
          <table:table-cell office:value-type="float" office:value="45806.5" calcext:value-type="float">
            <text:p>45806.5</text:p>
          </table:table-cell>
        </table:table-row>
        <table:table-row table:style-name="ro1">
          <table:table-cell office:value-type="float" office:value="45762.5" calcext:value-type="float">
            <text:p>45762.5</text:p>
          </table:table-cell>
        </table:table-row>
        <table:table-row table:style-name="ro1">
          <table:table-cell office:value-type="float" office:value="45762.5" calcext:value-type="float">
            <text:p>45762.5</text:p>
          </table:table-cell>
        </table:table-row>
        <table:table-row table:style-name="ro1">
          <table:table-cell office:value-type="float" office:value="45762.5" calcext:value-type="float">
            <text:p>45762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5484.5" calcext:value-type="float">
            <text:p>45484.5</text:p>
          </table:table-cell>
        </table:table-row>
        <table:table-row table:style-name="ro1">
          <table:table-cell office:value-type="float" office:value="44430.5" calcext:value-type="float">
            <text:p>44430.5</text:p>
          </table:table-cell>
        </table:table-row>
        <table:table-row table:style-name="ro1">
          <table:table-cell office:value-type="float" office:value="44430.5" calcext:value-type="float">
            <text:p>4443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60.5" calcext:value-type="float">
            <text:p>44160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106.5" calcext:value-type="float">
            <text:p>44106.5</text:p>
          </table:table-cell>
        </table:table-row>
        <table:table-row table:style-name="ro1">
          <table:table-cell office:value-type="float" office:value="44048.5" calcext:value-type="float">
            <text:p>44048.5</text:p>
          </table:table-cell>
        </table:table-row>
        <table:table-row table:style-name="ro1">
          <table:table-cell office:value-type="float" office:value="44048.5" calcext:value-type="float">
            <text:p>44048.5</text:p>
          </table:table-cell>
        </table:table-row>
        <table:table-row table:style-name="ro1">
          <table:table-cell office:value-type="float" office:value="43876.5" calcext:value-type="float">
            <text:p>43876.5</text:p>
          </table:table-cell>
        </table:table-row>
        <table:table-row table:style-name="ro1">
          <table:table-cell office:value-type="float" office:value="43876.5" calcext:value-type="float">
            <text:p>43876.5</text:p>
          </table:table-cell>
        </table:table-row>
        <table:table-row table:style-name="ro1">
          <table:table-cell office:value-type="float" office:value="43876.5" calcext:value-type="float">
            <text:p>43876.5</text:p>
          </table:table-cell>
        </table:table-row>
        <table:table-row table:style-name="ro1">
          <table:table-cell office:value-type="float" office:value="43876.5" calcext:value-type="float">
            <text:p>43876.5</text:p>
          </table:table-cell>
        </table:table-row>
        <table:table-row table:style-name="ro1">
          <table:table-cell office:value-type="float" office:value="43876.5" calcext:value-type="float">
            <text:p>43876.5</text:p>
          </table:table-cell>
        </table:table-row>
        <table:table-row table:style-name="ro1">
          <table:table-cell office:value-type="float" office:value="43770.5" calcext:value-type="float">
            <text:p>43770.5</text:p>
          </table:table-cell>
        </table:table-row>
        <table:table-row table:style-name="ro1">
          <table:table-cell office:value-type="float" office:value="43770.5" calcext:value-type="float">
            <text:p>43770.5</text:p>
          </table:table-cell>
        </table:table-row>
        <table:table-row table:style-name="ro1">
          <table:table-cell office:value-type="float" office:value="43770.5" calcext:value-type="float">
            <text:p>43770.5</text:p>
          </table:table-cell>
        </table:table-row>
        <table:table-row table:style-name="ro1">
          <table:table-cell office:value-type="float" office:value="43770.5" calcext:value-type="float">
            <text:p>43770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618.5" calcext:value-type="float">
            <text:p>43618.5</text:p>
          </table:table-cell>
        </table:table-row>
        <table:table-row table:style-name="ro1">
          <table:table-cell office:value-type="float" office:value="43440.5" calcext:value-type="float">
            <text:p>43440.5</text:p>
          </table:table-cell>
        </table:table-row>
        <table:table-row table:style-name="ro1">
          <table:table-cell office:value-type="float" office:value="43440.5" calcext:value-type="float">
            <text:p>43440.5</text:p>
          </table:table-cell>
        </table:table-row>
        <table:table-row table:style-name="ro1">
          <table:table-cell office:value-type="float" office:value="43440.5" calcext:value-type="float">
            <text:p>43440.5</text:p>
          </table:table-cell>
        </table:table-row>
        <table:table-row table:style-name="ro1">
          <table:table-cell office:value-type="float" office:value="43002.5" calcext:value-type="float">
            <text:p>43002.5</text:p>
          </table:table-cell>
        </table:table-row>
        <table:table-row table:style-name="ro1">
          <table:table-cell office:value-type="float" office:value="43002.5" calcext:value-type="float">
            <text:p>43002.5</text:p>
          </table:table-cell>
        </table:table-row>
        <table:table-row table:style-name="ro1">
          <table:table-cell office:value-type="float" office:value="43002.5" calcext:value-type="float">
            <text:p>43002.5</text:p>
          </table:table-cell>
        </table:table-row>
        <table:table-row table:style-name="ro1">
          <table:table-cell office:value-type="float" office:value="43002.5" calcext:value-type="float">
            <text:p>43002.5</text:p>
          </table:table-cell>
        </table:table-row>
        <table:table-row table:style-name="ro1">
          <table:table-cell office:value-type="float" office:value="43002.5" calcext:value-type="float">
            <text:p>43002.5</text:p>
          </table:table-cell>
        </table:table-row>
        <table:table-row table:style-name="ro1">
          <table:table-cell office:value-type="float" office:value="42994.5" calcext:value-type="float">
            <text:p>42994.5</text:p>
          </table:table-cell>
        </table:table-row>
        <table:table-row table:style-name="ro1">
          <table:table-cell office:value-type="float" office:value="42994.5" calcext:value-type="float">
            <text:p>42994.5</text:p>
          </table:table-cell>
        </table:table-row>
        <table:table-row table:style-name="ro1">
          <table:table-cell office:value-type="float" office:value="42994.5" calcext:value-type="float">
            <text:p>42994.5</text:p>
          </table:table-cell>
        </table:table-row>
        <table:table-row table:style-name="ro1">
          <table:table-cell office:value-type="float" office:value="42994.5" calcext:value-type="float">
            <text:p>42994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612.5" calcext:value-type="float">
            <text:p>41612.5</text:p>
          </table:table-cell>
        </table:table-row>
        <table:table-row table:style-name="ro1">
          <table:table-cell office:value-type="float" office:value="41548.5" calcext:value-type="float">
            <text:p>41548.5</text:p>
          </table:table-cell>
        </table:table-row>
        <table:table-row table:style-name="ro1">
          <table:table-cell office:value-type="float" office:value="41548.5" calcext:value-type="float">
            <text:p>41548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232.5" calcext:value-type="float">
            <text:p>41232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54.5" calcext:value-type="float">
            <text:p>41054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1026.5" calcext:value-type="float">
            <text:p>41026.5</text:p>
          </table:table-cell>
        </table:table-row>
        <table:table-row table:style-name="ro1">
          <table:table-cell office:value-type="float" office:value="40728.5" calcext:value-type="float">
            <text:p>40728.5</text:p>
          </table:table-cell>
        </table:table-row>
        <table:table-row table:style-name="ro1">
          <table:table-cell office:value-type="float" office:value="40728.5" calcext:value-type="float">
            <text:p>40728.5</text:p>
          </table:table-cell>
        </table:table-row>
        <table:table-row table:style-name="ro1">
          <table:table-cell office:value-type="float" office:value="40668.5" calcext:value-type="float">
            <text:p>40668.5</text:p>
          </table:table-cell>
        </table:table-row>
        <table:table-row table:style-name="ro1">
          <table:table-cell office:value-type="float" office:value="40668.5" calcext:value-type="float">
            <text:p>40668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46.5" calcext:value-type="float">
            <text:p>40446.5</text:p>
          </table:table-cell>
        </table:table-row>
        <table:table-row table:style-name="ro1">
          <table:table-cell office:value-type="float" office:value="40418.5" calcext:value-type="float">
            <text:p>40418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325.5" calcext:value-type="float">
            <text:p>40325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287.5" calcext:value-type="float">
            <text:p>40287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165.5" calcext:value-type="float">
            <text:p>40165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40011.5" calcext:value-type="float">
            <text:p>40011.5</text:p>
          </table:table-cell>
        </table:table-row>
        <table:table-row table:style-name="ro1">
          <table:table-cell office:value-type="float" office:value="39995.5" calcext:value-type="float">
            <text:p>39995.5</text:p>
          </table:table-cell>
        </table:table-row>
        <table:table-row table:style-name="ro1">
          <table:table-cell office:value-type="float" office:value="39863.5" calcext:value-type="float">
            <text:p>39863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9075.5" calcext:value-type="float">
            <text:p>3907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895.5" calcext:value-type="float">
            <text:p>38895.5</text:p>
          </table:table-cell>
        </table:table-row>
        <table:table-row table:style-name="ro1">
          <table:table-cell office:value-type="float" office:value="38775.5" calcext:value-type="float">
            <text:p>38775.5</text:p>
          </table:table-cell>
        </table:table-row>
        <table:table-row table:style-name="ro1">
          <table:table-cell office:value-type="float" office:value="38775.5" calcext:value-type="float">
            <text:p>38775.5</text:p>
          </table:table-cell>
        </table:table-row>
        <table:table-row table:style-name="ro1">
          <table:table-cell office:value-type="float" office:value="38775.5" calcext:value-type="float">
            <text:p>38775.5</text:p>
          </table:table-cell>
        </table:table-row>
        <table:table-row table:style-name="ro1">
          <table:table-cell office:value-type="float" office:value="38775.5" calcext:value-type="float">
            <text:p>38775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63.5" calcext:value-type="float">
            <text:p>38563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527.5" calcext:value-type="float">
            <text:p>38527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8061.5" calcext:value-type="float">
            <text:p>38061.5</text:p>
          </table:table-cell>
        </table:table-row>
        <table:table-row table:style-name="ro1">
          <table:table-cell office:value-type="float" office:value="37933.5" calcext:value-type="float">
            <text:p>37933.5</text:p>
          </table:table-cell>
        </table:table-row>
        <table:table-row table:style-name="ro1">
          <table:table-cell office:value-type="float" office:value="37933.5" calcext:value-type="float">
            <text:p>37933.5</text:p>
          </table:table-cell>
        </table:table-row>
        <table:table-row table:style-name="ro1">
          <table:table-cell office:value-type="float" office:value="37933.5" calcext:value-type="float">
            <text:p>37933.5</text:p>
          </table:table-cell>
        </table:table-row>
        <table:table-row table:style-name="ro1">
          <table:table-cell office:value-type="float" office:value="37933.5" calcext:value-type="float">
            <text:p>37933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7079.5" calcext:value-type="float">
            <text:p>37079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847.5" calcext:value-type="float">
            <text:p>36847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743.5" calcext:value-type="float">
            <text:p>3674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663.5" calcext:value-type="float">
            <text:p>36663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597.5" calcext:value-type="float">
            <text:p>36597.5</text:p>
          </table:table-cell>
        </table:table-row>
        <table:table-row table:style-name="ro1">
          <table:table-cell office:value-type="float" office:value="36259.5" calcext:value-type="float">
            <text:p>36259.5</text:p>
          </table:table-cell>
        </table:table-row>
        <table:table-row table:style-name="ro1">
          <table:table-cell office:value-type="float" office:value="36259.5" calcext:value-type="float">
            <text:p>36259.5</text:p>
          </table:table-cell>
        </table:table-row>
        <table:table-row table:style-name="ro1">
          <table:table-cell office:value-type="float" office:value="36259.5" calcext:value-type="float">
            <text:p>36259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257.5" calcext:value-type="float">
            <text:p>36257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6081.5" calcext:value-type="float">
            <text:p>36081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915.5" calcext:value-type="float">
            <text:p>3591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865.5" calcext:value-type="float">
            <text:p>35865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5791.5" calcext:value-type="float">
            <text:p>35791.5</text:p>
          </table:table-cell>
        </table:table-row>
        <table:table-row table:style-name="ro1">
          <table:table-cell office:value-type="float" office:value="34965.5" calcext:value-type="float">
            <text:p>34965.5</text:p>
          </table:table-cell>
        </table:table-row>
        <table:table-row table:style-name="ro1">
          <table:table-cell office:value-type="float" office:value="34965.5" calcext:value-type="float">
            <text:p>34965.5</text:p>
          </table:table-cell>
        </table:table-row>
        <table:table-row table:style-name="ro1">
          <table:table-cell office:value-type="float" office:value="34965.5" calcext:value-type="float">
            <text:p>34965.5</text:p>
          </table:table-cell>
        </table:table-row>
        <table:table-row table:style-name="ro1">
          <table:table-cell office:value-type="float" office:value="34965.5" calcext:value-type="float">
            <text:p>34965.5</text:p>
          </table:table-cell>
        </table:table-row>
        <table:table-row table:style-name="ro1">
          <table:table-cell office:value-type="float" office:value="34965.5" calcext:value-type="float">
            <text:p>34965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941.5" calcext:value-type="float">
            <text:p>34941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4503.5" calcext:value-type="float">
            <text:p>34503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517.5" calcext:value-type="float">
            <text:p>33517.5</text:p>
          </table:table-cell>
        </table:table-row>
        <table:table-row table:style-name="ro1">
          <table:table-cell office:value-type="float" office:value="33497.5" calcext:value-type="float">
            <text:p>33497.5</text:p>
          </table:table-cell>
        </table:table-row>
        <table:table-row table:style-name="ro1">
          <table:table-cell office:value-type="float" office:value="33492.5" calcext:value-type="float">
            <text:p>33492.5</text:p>
          </table:table-cell>
        </table:table-row>
        <table:table-row table:style-name="ro1">
          <table:table-cell office:value-type="float" office:value="33492.5" calcext:value-type="float">
            <text:p>33492.5</text:p>
          </table:table-cell>
        </table:table-row>
        <table:table-row table:style-name="ro1">
          <table:table-cell office:value-type="float" office:value="33420.5" calcext:value-type="float">
            <text:p>33420.5</text:p>
          </table:table-cell>
        </table:table-row>
        <table:table-row table:style-name="ro1">
          <table:table-cell office:value-type="float" office:value="33420.5" calcext:value-type="float">
            <text:p>33420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114.5" calcext:value-type="float">
            <text:p>33114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3078.5" calcext:value-type="float">
            <text:p>3307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968.5" calcext:value-type="float">
            <text:p>32968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610.5" calcext:value-type="float">
            <text:p>32610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94.5" calcext:value-type="float">
            <text:p>32594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582.5" calcext:value-type="float">
            <text:p>32582.5</text:p>
          </table:table-cell>
        </table:table-row>
        <table:table-row table:style-name="ro1">
          <table:table-cell office:value-type="float" office:value="32164.5" calcext:value-type="float">
            <text:p>32164.5</text:p>
          </table:table-cell>
        </table:table-row>
        <table:table-row table:style-name="ro1">
          <table:table-cell office:value-type="float" office:value="32164.5" calcext:value-type="float">
            <text:p>32164.5</text:p>
          </table:table-cell>
        </table:table-row>
        <table:table-row table:style-name="ro1">
          <table:table-cell office:value-type="float" office:value="32164.5" calcext:value-type="float">
            <text:p>32164.5</text:p>
          </table:table-cell>
        </table:table-row>
        <table:table-row table:style-name="ro1">
          <table:table-cell office:value-type="float" office:value="32164.5" calcext:value-type="float">
            <text:p>32164.5</text:p>
          </table:table-cell>
        </table:table-row>
        <table:table-row table:style-name="ro1">
          <table:table-cell office:value-type="float" office:value="32164.5" calcext:value-type="float">
            <text:p>32164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92.5" calcext:value-type="float">
            <text:p>31792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1746.5" calcext:value-type="float">
            <text:p>31746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782.5" calcext:value-type="float">
            <text:p>30782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668.5" calcext:value-type="float">
            <text:p>30668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566.5" calcext:value-type="float">
            <text:p>30566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498.5" calcext:value-type="float">
            <text:p>30498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310.5" calcext:value-type="float">
            <text:p>30310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186.5" calcext:value-type="float">
            <text:p>30186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30094.5" calcext:value-type="float">
            <text:p>30094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86.5" calcext:value-type="float">
            <text:p>29886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  <table:table-row table:style-name="ro1">
          <table:table-cell office:value-type="float" office:value="29838.5" calcext:value-type="float">
            <text:p>2983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0:24:34.717572972</meta:creation-date>
    <dc:date>2019-06-05T21:04:44.930286846</dc:date>
    <meta:editing-duration>PT30M</meta:editing-duration>
    <meta:editing-cycles>1</meta:editing-cycles>
    <meta:document-statistic meta:table-count="1" meta:cell-count="4270" meta:object-count="1"/>
    <meta:generator>LibreOffice/6.2.3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A4270" svg:x="0.32cm" svg:y="0.18cm" svg:width="15.36cm" svg:height="8.64cm">
          <chartooo:coordinate-region svg:x="1.682cm" svg:y="0.18cm" svg:width="13.998cm" svg:height="7.3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:Sheet1.A4270" chart:class="chart:line">
            <chart:data-point chart:repeated="4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484.5">
                <text:p>501484.5</text:p>
                <draw:g>
                  <svg:desc>Sheet1.A1:Sheet1.A4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4156.5">
                <text:p>47415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258.5">
                <text:p>47025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258.5">
                <text:p>47025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4234">
                <text:p>464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1622">
                <text:p>451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1622">
                <text:p>451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622">
                <text:p>451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593">
                <text:p>439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593">
                <text:p>439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593">
                <text:p>439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6668">
                <text:p>426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3245">
                <text:p>403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2469">
                <text:p>402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1871">
                <text:p>391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4764">
                <text:p>3547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2660">
                <text:p>3526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2660">
                <text:p>3526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2660">
                <text:p>3526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2498">
                <text:p>352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1784">
                <text:p>351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1784">
                <text:p>351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8476">
                <text:p>348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7044">
                <text:p>3470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6762">
                <text:p>346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762">
                <text:p>346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5822">
                <text:p>3458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5822">
                <text:p>345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5822">
                <text:p>345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5822">
                <text:p>3458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4254">
                <text:p>344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0048">
                <text:p>340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48">
                <text:p>3400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0048">
                <text:p>340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0048">
                <text:p>340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9944">
                <text:p>3399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9134">
                <text:p>339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7516">
                <text:p>3375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7066">
                <text:p>337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5806">
                <text:p>335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3452">
                <text:p>333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3432">
                <text:p>3334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1050">
                <text:p>3310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1050">
                <text:p>3310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1050">
                <text:p>3310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1050">
                <text:p>3310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7397">
                <text:p>3273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7397">
                <text:p>3273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7397">
                <text:p>327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7397">
                <text:p>3273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4065">
                <text:p>3240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2661">
                <text:p>3126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8859">
                <text:p>308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3365">
                <text:p>3033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3365">
                <text:p>3033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3365">
                <text:p>3033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365">
                <text:p>3033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3365">
                <text:p>3033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3365">
                <text:p>3033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2239">
                <text:p>302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2239">
                <text:p>3022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5981">
                <text:p>2959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2637">
                <text:p>2926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2637">
                <text:p>292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2637">
                <text:p>2926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2637">
                <text:p>2926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2637">
                <text:p>2926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2637">
                <text:p>2926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0285">
                <text:p>2902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0285">
                <text:p>2902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8479">
                <text:p>2784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8391">
                <text:p>2783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7549">
                <text:p>2775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4937">
                <text:p>2749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4937">
                <text:p>2749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4937">
                <text:p>2749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4937">
                <text:p>2749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4937">
                <text:p>2749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4937">
                <text:p>2749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3945">
                <text:p>2739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1507">
                <text:p>2715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1507">
                <text:p>2715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1507">
                <text:p>2715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1507">
                <text:p>2715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1507">
                <text:p>2715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9505">
                <text:p>2695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9505">
                <text:p>2695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6275">
                <text:p>2662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6275">
                <text:p>2662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6275">
                <text:p>2662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6275">
                <text:p>2662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6121">
                <text:p>266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5397">
                <text:p>2653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5397">
                <text:p>2653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3229">
                <text:p>2632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1093">
                <text:p>2610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055">
                <text:p>2610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1055">
                <text:p>2610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8707">
                <text:p>2587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8707">
                <text:p>258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8707">
                <text:p>2587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8707">
                <text:p>258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7503">
                <text:p>2575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7045">
                <text:p>2570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7045">
                <text:p>2570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7045">
                <text:p>2570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045">
                <text:p>2570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7045">
                <text:p>2570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5433">
                <text:p>2554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5433">
                <text:p>2554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4793">
                <text:p>2547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3819">
                <text:p>2538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3819">
                <text:p>2538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289">
                <text:p>2532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3289">
                <text:p>2532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1753">
                <text:p>2517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1753">
                <text:p>2517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9781">
                <text:p>2497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8029">
                <text:p>2480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6411">
                <text:p>246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2969.5">
                <text:p>242969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2413.5">
                <text:p>242413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2413.5">
                <text:p>242413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7775.5">
                <text:p>237775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7775.5">
                <text:p>237775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7775.5">
                <text:p>237775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2733.5">
                <text:p>232733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2339.5">
                <text:p>232339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2339.5">
                <text:p>232339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2339.5">
                <text:p>232339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2339.5">
                <text:p>232339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2339.5">
                <text:p>23233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2339.5">
                <text:p>232339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8743.5">
                <text:p>228743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8743.5">
                <text:p>228743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8743.5">
                <text:p>228743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8743.5">
                <text:p>228743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8743.5">
                <text:p>22874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8743.5">
                <text:p>22874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8449.5">
                <text:p>228449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8449.5">
                <text:p>228449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28449.5">
                <text:p>228449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8449.5">
                <text:p>228449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26407.5">
                <text:p>226407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5937.5">
                <text:p>225937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5937.5">
                <text:p>225937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5297.5">
                <text:p>225297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5133.5">
                <text:p>22513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4093.5">
                <text:p>224093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4093.5">
                <text:p>224093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093.5">
                <text:p>224093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4093.5">
                <text:p>224093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4038.5">
                <text:p>224038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4038.5">
                <text:p>224038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4038.5">
                <text:p>224038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91.5">
                <text:p>221091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091.5">
                <text:p>221091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091.5">
                <text:p>221091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1342.5">
                <text:p>211342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1342.5">
                <text:p>21134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1342.5">
                <text:p>211342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8463.5">
                <text:p>20846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8463.5">
                <text:p>208463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8255.5">
                <text:p>20825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8255.5">
                <text:p>208255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933.5">
                <text:p>20693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5329.5">
                <text:p>205329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5139.5">
                <text:p>205139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4205.5">
                <text:p>204205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4205.5">
                <text:p>204205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4205.5">
                <text:p>204205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3277.5">
                <text:p>203277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2083.5">
                <text:p>20208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1065.5">
                <text:p>201065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6589.5">
                <text:p>196589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4637.5">
                <text:p>194637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4637.5">
                <text:p>194637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4637.5">
                <text:p>19463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4637.5">
                <text:p>194637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4637.5">
                <text:p>194637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2497.5">
                <text:p>192497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1625.5">
                <text:p>191625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1625.5">
                <text:p>191625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1625.5">
                <text:p>191625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1625.5">
                <text:p>191625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1625.5">
                <text:p>191625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8319.5">
                <text:p>188319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8299.5">
                <text:p>188299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7385.5">
                <text:p>187385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6887.5">
                <text:p>186887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5767.5">
                <text:p>185767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4767.5">
                <text:p>184767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4767.5">
                <text:p>184767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4767.5">
                <text:p>184767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4767.5">
                <text:p>18476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4767.5">
                <text:p>184767.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4767.5">
                <text:p>184767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0811.5">
                <text:p>180811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0811.5">
                <text:p>180811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0811.5">
                <text:p>180811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0811.5">
                <text:p>180811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0811.5">
                <text:p>180811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0811.5">
                <text:p>180811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159.5">
                <text:p>177159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7159.5">
                <text:p>177159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7159.5">
                <text:p>177159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4441.5">
                <text:p>174441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4441.5">
                <text:p>17444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4441.5">
                <text:p>174441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4441.5">
                <text:p>174441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3957.5">
                <text:p>173957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3957.5">
                <text:p>173957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957.5">
                <text:p>173957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3957.5">
                <text:p>173957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3957.5">
                <text:p>173957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1863.5">
                <text:p>171863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1640.5">
                <text:p>171640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1272.5">
                <text:p>171272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0512.5">
                <text:p>1705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8670.5">
                <text:p>168670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7970.5">
                <text:p>167970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7970.5">
                <text:p>167970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7970.5">
                <text:p>167970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7970.5">
                <text:p>16797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7970.5">
                <text:p>167970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7970.5">
                <text:p>167970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6318.5">
                <text:p>166318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6060.5">
                <text:p>166060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920.5">
                <text:p>163920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3868.5">
                <text:p>163868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2924.5">
                <text:p>162924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2924.5">
                <text:p>162924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2924.5">
                <text:p>162924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2924.5">
                <text:p>162924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2924.5">
                <text:p>162924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2870.5">
                <text:p>162870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2870.5">
                <text:p>162870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2870.5">
                <text:p>162870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745.5">
                <text:p>161745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1745.5">
                <text:p>161745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745.5">
                <text:p>161745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1745.5">
                <text:p>161745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0313.5">
                <text:p>160313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0313.5">
                <text:p>160313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0313.5">
                <text:p>160313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0313.5">
                <text:p>160313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187.5">
                <text:p>157187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455.5">
                <text:p>156455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6455.5">
                <text:p>156455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6149.5">
                <text:p>156149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5963.5">
                <text:p>155963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4393.5">
                <text:p>154393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3705.5">
                <text:p>153705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1217.5">
                <text:p>151217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0745.5">
                <text:p>150745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0387.5">
                <text:p>150387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0045.5">
                <text:p>150045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9571.5">
                <text:p>149571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9571.5">
                <text:p>149571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9571.5">
                <text:p>149571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9571.5">
                <text:p>149571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8791.5">
                <text:p>148791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8791.5">
                <text:p>148791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8643.5">
                <text:p>148643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8643.5">
                <text:p>148643.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7779.5">
                <text:p>147779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6643.5">
                <text:p>146643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6373.5">
                <text:p>146373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6373.5">
                <text:p>146373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6373.5">
                <text:p>146373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6373.5">
                <text:p>14637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6373.5">
                <text:p>146373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5557.5">
                <text:p>145557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5557.5">
                <text:p>145557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4751.5">
                <text:p>144751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44515.5">
                <text:p>144515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43877.5">
                <text:p>143877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43877.5">
                <text:p>143877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3032.5">
                <text:p>143032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2578.5">
                <text:p>142578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2578.5">
                <text:p>142578.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2578.5">
                <text:p>142578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2432.5">
                <text:p>142432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9798.5">
                <text:p>139798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9798.5">
                <text:p>139798.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9798.5">
                <text:p>139798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39788.5">
                <text:p>139788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37766.5">
                <text:p>137766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37522.5">
                <text:p>137522.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37522.5">
                <text:p>137522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37522.5">
                <text:p>137522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37522.5">
                <text:p>137522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35360.5">
                <text:p>135360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35360.5">
                <text:p>135360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35360.5">
                <text:p>135360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35360.5">
                <text:p>135360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35102.5">
                <text:p>135102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35102.5">
                <text:p>135102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35102.5">
                <text:p>135102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35102.5">
                <text:p>135102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33924.5">
                <text:p>133924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32196.5">
                <text:p>132196.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9566.5">
                <text:p>129566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8418.5">
                <text:p>128418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7548.5">
                <text:p>127548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7548.5">
                <text:p>127548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7548.5">
                <text:p>127548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7444.5">
                <text:p>127444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7397.5">
                <text:p>127397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6033.5">
                <text:p>126033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5829.5">
                <text:p>125829.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5389.5">
                <text:p>125389.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5335.5">
                <text:p>125335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407.5">
                <text:p>12440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407.5">
                <text:p>124407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407.5">
                <text:p>124407.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407.5">
                <text:p>124407.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4407.5">
                <text:p>124407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1437.5">
                <text:p>121437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0885.5">
                <text:p>120885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0885.5">
                <text:p>120885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0885.5">
                <text:p>120885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0251.5">
                <text:p>120251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0199.5">
                <text:p>120199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0199.5">
                <text:p>120199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7299.5">
                <text:p>117299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5195.5">
                <text:p>115195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5079.5">
                <text:p>115079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5079.5">
                <text:p>115079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5079.5">
                <text:p>115079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3875.5">
                <text:p>113875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3861.5">
                <text:p>113861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3437.5">
                <text:p>113437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13015.5">
                <text:p>113015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13015.5">
                <text:p>113015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13015.5">
                <text:p>113015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13015.5">
                <text:p>113015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12799.5">
                <text:p>112799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12799.5">
                <text:p>112799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11701.5">
                <text:p>111701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11701.5">
                <text:p>111701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1701.5">
                <text:p>111701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9427.5">
                <text:p>109427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9427.5">
                <text:p>109427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8817.5">
                <text:p>108817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8525.5">
                <text:p>108525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8525.5">
                <text:p>108525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8307.5">
                <text:p>108307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5125.5">
                <text:p>105125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5125.5">
                <text:p>105125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5125.5">
                <text:p>105125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5125.5">
                <text:p>105125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5125.5">
                <text:p>105125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5125.5">
                <text:p>105125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2397.5">
                <text:p>102397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1619.5">
                <text:p>101619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1619.5">
                <text:p>101619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501.5">
                <text:p>100501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0501.5">
                <text:p>100501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0501.5">
                <text:p>100501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0501.5">
                <text:p>100501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0501.5">
                <text:p>100501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0501.5">
                <text:p>100501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8580.5">
                <text:p>98580.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8418.5">
                <text:p>98418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8418.5">
                <text:p>98418.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8418.5">
                <text:p>98418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8418.5">
                <text:p>98418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8412.5">
                <text:p>98412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8412.5">
                <text:p>98412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8248.5">
                <text:p>98248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7890.5">
                <text:p>97890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6294.5">
                <text:p>96294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6204.5">
                <text:p>96204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6066.5">
                <text:p>96066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6066.5">
                <text:p>96066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6066.5">
                <text:p>96066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6066.5">
                <text:p>96066.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6064.5">
                <text:p>96064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3366.5">
                <text:p>93366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3070.5">
                <text:p>93070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92754.5">
                <text:p>92754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2737.5">
                <text:p>92737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92620.5">
                <text:p>92620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92465.5">
                <text:p>92465.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2465.5">
                <text:p>92465.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92465.5">
                <text:p>92465.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2279.5">
                <text:p>92279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92279.5">
                <text:p>92279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9071.5">
                <text:p>89071.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8819.5">
                <text:p>88819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8819.5">
                <text:p>88819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8819.5">
                <text:p>88819.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8819.5">
                <text:p>88819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8819.5">
                <text:p>88819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8819.5">
                <text:p>88819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7148.5">
                <text:p>87148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6990.5">
                <text:p>86990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6990.5">
                <text:p>86990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6990.5">
                <text:p>86990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6990.5">
                <text:p>86990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6990.5">
                <text:p>86990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6990.5">
                <text:p>86990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6702.5">
                <text:p>86702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6702.5">
                <text:p>86702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6594.5">
                <text:p>86594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6594.5">
                <text:p>86594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6594.5">
                <text:p>86594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3638.5">
                <text:p>83638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2438.5">
                <text:p>82438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2438.5">
                <text:p>82438.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2438.5">
                <text:p>82438.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2438.5">
                <text:p>82438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2438.5">
                <text:p>82438.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2438.5">
                <text:p>82438.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1658.5">
                <text:p>81658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0458.5">
                <text:p>80458.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0330.5">
                <text:p>80330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0216.5">
                <text:p>80216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0216.5">
                <text:p>80216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0216.5">
                <text:p>80216.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0216.5">
                <text:p>80216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0216.5">
                <text:p>80216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9854.5">
                <text:p>79854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9736.5">
                <text:p>79736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9736.5">
                <text:p>7973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9736.5">
                <text:p>79736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9052.5">
                <text:p>79052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8996.5">
                <text:p>78996.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8824.5">
                <text:p>78824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8696.5">
                <text:p>78696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8300.5">
                <text:p>78300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8300.5">
                <text:p>78300.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8118.5">
                <text:p>78118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7454.5">
                <text:p>77454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7454.5">
                <text:p>77454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7454.5">
                <text:p>77454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76310.5">
                <text:p>76310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76076.5">
                <text:p>76076.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4738.5">
                <text:p>74738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73682.5">
                <text:p>73682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3162.5">
                <text:p>73162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73162.5">
                <text:p>73162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3162.5">
                <text:p>73162.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3162.5">
                <text:p>73162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2818.5">
                <text:p>72818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818.5">
                <text:p>72818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2818.5">
                <text:p>72818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72818.5">
                <text:p>72818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2818.5">
                <text:p>72818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2474.5">
                <text:p>72474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72474.5">
                <text:p>72474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2474.5">
                <text:p>72474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72474.5">
                <text:p>72474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72474.5">
                <text:p>72474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2300.5">
                <text:p>72300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72158.5">
                <text:p>72158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0796.5">
                <text:p>70796.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0290.5">
                <text:p>70290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70162.5">
                <text:p>70162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70100.5">
                <text:p>70100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70100.5">
                <text:p>70100.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70100.5">
                <text:p>70100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0100.5">
                <text:p>70100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70100.5">
                <text:p>70100.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70002.5">
                <text:p>70002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8884.5">
                <text:p>68884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8378.5">
                <text:p>68378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8378.5">
                <text:p>68378.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8244.5">
                <text:p>68244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8244.5">
                <text:p>68244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8244.5">
                <text:p>68244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8244.5">
                <text:p>68244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8244.5">
                <text:p>68244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8244.5">
                <text:p>68244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7984.5">
                <text:p>67984.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6652.5">
                <text:p>66652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66580.5">
                <text:p>66580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66268.5">
                <text:p>66268.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66256.5">
                <text:p>66256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66256.5">
                <text:p>66256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5078.5">
                <text:p>65078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4658.5">
                <text:p>64658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3812.5">
                <text:p>63812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3570.5">
                <text:p>63570.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63570.5">
                <text:p>63570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3570.5">
                <text:p>63570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3570.5">
                <text:p>63570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3496.5">
                <text:p>63496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1462.5">
                <text:p>61462.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1462.5">
                <text:p>61462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1462.5">
                <text:p>61462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60448.5">
                <text:p>60448.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59858.5">
                <text:p>59858.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9596.5">
                <text:p>59596.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9596.5">
                <text:p>59596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9596.5">
                <text:p>59596.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59596.5">
                <text:p>59596.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59596.5">
                <text:p>59596.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59076.5">
                <text:p>59076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58291.5">
                <text:p>58291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58291.5">
                <text:p>58291.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57271.5">
                <text:p>57271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57271.5">
                <text:p>57271.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57271.5">
                <text:p>57271.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271.5">
                <text:p>57271.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7271.5">
                <text:p>57271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57271.5">
                <text:p>57271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57155.5">
                <text:p>57155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57085.5">
                <text:p>57085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56859.5">
                <text:p>56859.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6859.5">
                <text:p>56859.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56859.5">
                <text:p>56859.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55183.5">
                <text:p>55183.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55183.5">
                <text:p>55183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54973.5">
                <text:p>54973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54963.5">
                <text:p>54963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54931.5">
                <text:p>54931.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54931.5">
                <text:p>54931.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54931.5">
                <text:p>54931.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54931.5">
                <text:p>54931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54931.5">
                <text:p>54931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54931.5">
                <text:p>54931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54293.5">
                <text:p>54293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54171.5">
                <text:p>54171.5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53505.5">
                <text:p>53505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53141.5">
                <text:p>53141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53141.5">
                <text:p>53141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3141.5">
                <text:p>53141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3141.5">
                <text:p>53141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3141.5">
                <text:p>53141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3141.5">
                <text:p>53141.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53049.5">
                <text:p>53049.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52879.5">
                <text:p>52879.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52799.5">
                <text:p>52799.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52093.5">
                <text:p>52093.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51695.5">
                <text:p>51695.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51591.5">
                <text:p>51591.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9605.5">
                <text:p>49605.5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49530.5">
                <text:p>49530.5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49138.5">
                <text:p>49138.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49110.5">
                <text:p>49110.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49110.5">
                <text:p>49110.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8634.5">
                <text:p>48634.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8074.5">
                <text:p>48074.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7776.5">
                <text:p>47776.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7776.5">
                <text:p>47776.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7776.5">
                <text:p>47776.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7696.5">
                <text:p>47696.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7226.5">
                <text:p>47226.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47226.5">
                <text:p>47226.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7226.5">
                <text:p>47226.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7226.5">
                <text:p>47226.5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7226.5">
                <text:p>47226.5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6600.5">
                <text:p>46600.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6298.5">
                <text:p>46298.5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5972.5">
                <text:p>45972.5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5972.5">
                <text:p>45972.5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5972.5">
                <text:p>45972.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5972.5">
                <text:p>45972.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5972.5">
                <text:p>45972.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5862.5">
                <text:p>45862.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5862.5">
                <text:p>45862.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5862.5">
                <text:p>45862.5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5862.5">
                <text:p>45862.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5862.5">
                <text:p>45862.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5806.5">
                <text:p>45806.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5806.5">
                <text:p>45806.5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5762.5">
                <text:p>45762.5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5762.5">
                <text:p>45762.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762.5">
                <text:p>45762.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45484.5">
                <text:p>45484.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4430.5">
                <text:p>44430.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4430.5">
                <text:p>44430.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44160.5">
                <text:p>44160.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44106.5">
                <text:p>44106.5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44048.5">
                <text:p>44048.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44048.5">
                <text:p>44048.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43876.5">
                <text:p>43876.5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43876.5">
                <text:p>43876.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43876.5">
                <text:p>43876.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43876.5">
                <text:p>43876.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43876.5">
                <text:p>43876.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43770.5">
                <text:p>43770.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3770.5">
                <text:p>43770.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3770.5">
                <text:p>43770.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3770.5">
                <text:p>43770.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3618.5">
                <text:p>43618.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3440.5">
                <text:p>43440.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3440.5">
                <text:p>43440.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3440.5">
                <text:p>43440.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43002.5">
                <text:p>43002.5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43002.5">
                <text:p>43002.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43002.5">
                <text:p>43002.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43002.5">
                <text:p>43002.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43002.5">
                <text:p>43002.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42994.5">
                <text:p>42994.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42994.5">
                <text:p>42994.5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42994.5">
                <text:p>42994.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42994.5">
                <text:p>42994.5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41612.5">
                <text:p>41612.5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41548.5">
                <text:p>41548.5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41548.5">
                <text:p>41548.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1232.5">
                <text:p>41232.5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41054.5">
                <text:p>41054.5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1026.5">
                <text:p>41026.5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40728.5">
                <text:p>40728.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0728.5">
                <text:p>40728.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0668.5">
                <text:p>40668.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0668.5">
                <text:p>40668.5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40446.5">
                <text:p>40446.5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0418.5">
                <text:p>40418.5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40325.5">
                <text:p>40325.5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40287.5">
                <text:p>40287.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40165.5">
                <text:p>40165.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40011.5">
                <text:p>40011.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9995.5">
                <text:p>39995.5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9863.5">
                <text:p>39863.5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39075.5">
                <text:p>39075.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8895.5">
                <text:p>38895.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8775.5">
                <text:p>38775.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38775.5">
                <text:p>38775.5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38775.5">
                <text:p>38775.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38775.5">
                <text:p>38775.5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8563.5">
                <text:p>38563.5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8527.5">
                <text:p>38527.5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38085.5">
                <text:p>38085.5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8061.5">
                <text:p>38061.5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37933.5">
                <text:p>37933.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37933.5">
                <text:p>37933.5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7933.5">
                <text:p>37933.5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933.5">
                <text:p>37933.5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37079.5">
                <text:p>37079.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6847.5">
                <text:p>36847.5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36743.5">
                <text:p>36743.5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6663.5">
                <text:p>36663.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36597.5">
                <text:p>36597.5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36259.5">
                <text:p>36259.5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36259.5">
                <text:p>36259.5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36259.5">
                <text:p>36259.5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36257.5">
                <text:p>36257.5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36081.5">
                <text:p>36081.5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35915.5">
                <text:p>35915.5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35865.5">
                <text:p>35865.5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5791.5">
                <text:p>35791.5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965.5">
                <text:p>34965.5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4965.5">
                <text:p>34965.5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34965.5">
                <text:p>34965.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34965.5">
                <text:p>34965.5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34965.5">
                <text:p>34965.5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4941.5">
                <text:p>34941.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34503.5">
                <text:p>34503.5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33517.5">
                <text:p>33517.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33497.5">
                <text:p>33497.5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33492.5">
                <text:p>33492.5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33492.5">
                <text:p>33492.5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33420.5">
                <text:p>33420.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33420.5">
                <text:p>33420.5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33114.5">
                <text:p>33114.5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33078.5">
                <text:p>33078.5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968.5">
                <text:p>32968.5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32610.5">
                <text:p>32610.5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2594.5">
                <text:p>32594.5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32582.5">
                <text:p>32582.5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32164.5">
                <text:p>32164.5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32164.5">
                <text:p>32164.5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32164.5">
                <text:p>32164.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2164.5">
                <text:p>32164.5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2164.5">
                <text:p>32164.5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31792.5">
                <text:p>31792.5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31746.5">
                <text:p>31746.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30782.5">
                <text:p>30782.5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30668.5">
                <text:p>30668.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30566.5">
                <text:p>30566.5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30498.5">
                <text:p>30498.5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30310.5">
                <text:p>30310.5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30186.5">
                <text:p>30186.5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30094.5">
                <text:p>30094.5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29886.5">
                <text:p>29886.5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29838.5">
                <text:p>29838.5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29838.5">
                <text:p>2983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